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1.404cm"/>
    </style:style>
    <style:style style:name="Таблица2.B" style:family="table-column">
      <style:table-column-properties style:column-width="5.609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B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38cm" fo:margin-left="-0.191cm" table:align="left" style:writing-mode="lr-tb"/>
    </style:style>
    <style:style style:name="Таблица3.A" style:family="table-column">
      <style:table-column-properties style:column-width="11.113cm"/>
    </style:style>
    <style:style style:name="Таблица3.B" style:family="table-column">
      <style:table-column-properties style:column-width="1.984cm"/>
    </style:style>
    <style:style style:name="Таблица3.C" style:family="table-column">
      <style:table-column-properties style:column-width="2.011cm"/>
    </style:style>
    <style:style style:name="Таблица3.D" style:family="table-column">
      <style:table-column-properties style:column-width="2.27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882cm" fo:margin-left="-0.191cm" table:align="left" style:writing-mode="lr-tb"/>
    </style:style>
    <style:style style:name="Таблица4.A" style:family="table-column">
      <style:table-column-properties style:column-width="8.308cm"/>
    </style:style>
    <style:style style:name="Таблица4.B" style:family="table-column">
      <style:table-column-properties style:column-width="2.196cm"/>
    </style:style>
    <style:style style:name="Таблица4.C" style:family="table-column">
      <style:table-column-properties style:column-width="6.378cm"/>
    </style:style>
    <style:style style:name="Таблица4.1" style:family="table-row">
      <style:table-row-properties style:min-row-height="1.143cm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515cm" fo:keep-together="auto"/>
    </style:style>
    <style:style style:name="Таблица4.3" style:family="table-row">
      <style:table-row-properties style:min-row-height="0.557cm" fo:keep-together="auto"/>
    </style:style>
    <style:style style:name="Таблица4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10" style:family="table-row">
      <style:table-row-properties style:min-row-height="0.473cm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6.693cm" fo:margin-left="-0.191cm" table:align="left" style:writing-mode="lr-tb"/>
    </style:style>
    <style:style style:name="Таблица5.A" style:family="table-column">
      <style:table-column-properties style:column-width="9.192cm"/>
    </style:style>
    <style:style style:name="Таблица5.B" style:family="table-column">
      <style:table-column-properties style:column-width="2.501cm"/>
    </style:style>
    <style:style style:name="Таблица5.C" style:family="table-column">
      <style:table-column-properties style:column-width="2.499cm"/>
    </style:style>
    <style:style style:name="Таблица5.1" style:family="table-row">
      <style:table-row-properties style:min-row-height="0.56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381cm" fo:keep-together="auto"/>
    </style:style>
    <style:style style:name="Таблица5.3" style:family="table-row">
      <style:table-row-properties style:min-row-height="0.339cm" fo:keep-together="auto"/>
    </style:style>
    <style:style style:name="Таблица5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5.5" style:family="table-row">
      <style:table-row-properties style:min-row-height="0.344cm" fo:keep-together="auto"/>
    </style:style>
    <style:style style:name="Таблица5.6" style:family="table-row">
      <style:table-row-properties style:min-row-height="0.254cm" fo:keep-together="auto"/>
    </style:style>
    <style:style style:name="Таблица5.7" style:family="table-row">
      <style:table-row-properties style:min-row-height="0.446cm" fo:keep-together="auto"/>
    </style:style>
    <style:style style:name="Таблица5.8" style:family="table-row">
      <style:table-row-properties style:min-row-height="0.123cm" fo:keep-together="auto"/>
    </style:style>
    <style:style style:name="Table1" style:family="table">
      <style:table-properties style:width="18.124cm" fo:margin-left="-1.101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19df6a" officeooo:paragraph-rsid="0019df6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11a1c5" officeooo:paragraph-rsid="0028eea5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398322" officeooo:paragraph-rsid="00398322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paragraph-rsid="008728e4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style:text-underline-style="none" fo:font-weight="normal" officeooo:rsid="0011a1c5" officeooo:paragraph-rsid="00398322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1a1c5" officeooo:paragraph-rsid="00398322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19df6a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829b02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8a1d01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950aa8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fo:font-weight="bold" officeooo:rsid="00398322" officeooo:paragraph-rsid="00398322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style:text-underline-style="none" fo:font-weight="normal" officeooo:rsid="005e33cb" officeooo:paragraph-rsid="00829b02" fo:background-color="transparent" style:font-size-asian="14pt" style:font-weight-asian="normal" style:font-name-complex="Times New Roman2" style:font-size-complex="14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style:page-number="auto" fo:background-color="transparent"/>
      <style:text-properties style:font-name="Times New Roman1" fo:font-size="14pt" officeooo:paragraph-rsid="00398322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style:page-number="auto" fo:background-color="transparent"/>
      <style:text-properties style:font-name="Times New Roman1" fo:font-size="14pt" officeooo:paragraph-rsid="00775162" style:font-size-asian="14pt" style:font-size-complex="14pt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style:page-number="auto" fo:break-before="pag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style:font-name="Times New Roman1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fo:font-weight="bold" officeooo:rsid="00207184" officeooo:paragraph-rsid="0011a1c5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officeooo:rsid="0011a1c5" officeooo:paragraph-rsid="0028eea5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officeooo:rsid="003d700d" officeooo:paragraph-rsid="003d700d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fo:font-weight="normal" officeooo:rsid="0028eea5" officeooo:paragraph-rsid="0028eea5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reak-before="page" fo:background-color="transparent"/>
      <style:text-properties style:font-name="Times New Roman1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3cm" style:auto-text-indent="false" fo:break-before="page" fo:background-color="transparent"/>
      <style:text-properties style:font-name="Times New Roman1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28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28eea5"/>
    </style:style>
    <style:style style:name="P29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7c5046"/>
    </style:style>
    <style:style style:name="P30" style:family="paragraph" style:parent-style-name="Contents_20_5" style:master-page-name="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7a73ca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2pt" officeooo:paragraph-rsid="00398322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paragraph-rsid="004455c2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2pt" officeooo:paragraph-rsid="003bc671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3f3d73" officeooo:paragraph-rsid="003f3d73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2c808" officeooo:paragraph-rsid="0042c808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65a499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2c808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455c2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b4b23" officeooo:paragraph-rsid="004b4b23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66de5d" officeooo:paragraph-rsid="0066de5d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e577b" officeooo:paragraph-rsid="004e577b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0pt" style:text-underline-style="none" officeooo:rsid="005e9bcb" officeooo:paragraph-rsid="0074540d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660b33" officeooo:paragraph-rsid="00660b33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4db48d" officeooo:paragraph-rsid="004db48d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4db48d" officeooo:paragraph-rsid="00660b33" style:font-size-asian="12pt" style:font-weight-asian="normal" style:font-size-complex="12pt" style:font-weight-complex="normal"/>
    </style:style>
    <style:style style:name="P48" style:family="paragraph" style:parent-style-name="Contents_20_Heading" style:master-page-name="">
      <style:paragraph-properties fo:margin-top="0cm" fo:margin-bottom="0cm" style:contextual-spacing="true" fo:line-height="150%" fo:text-align="center" style:justify-single-word="false" style:page-number="auto" fo:break-before="page"/>
      <style:text-properties style:font-name="Times New Roman1" fo:font-size="14pt" fo:font-weight="bold" officeooo:rsid="0028eea5" officeooo:paragraph-rsid="0028eea5" style:font-name-asian="Noto Sans CJK SC" style:font-size-asian="14pt" style:font-weight-asian="bold" style:font-name-complex="FreeSans" style:font-size-complex="14pt" style:font-weight-complex="bold"/>
    </style:style>
    <style:style style:name="P49" style:family="paragraph" style:parent-style-name="Contents_20_Heading">
      <style:paragraph-properties fo:margin-top="0cm" fo:margin-bottom="0cm" style:contextual-spacing="true" fo:line-height="150%"/>
      <style:text-properties style:font-name="Times New Roman1" fo:font-size="14pt" style:font-size-asian="14pt" style:font-size-complex="14pt"/>
    </style:style>
    <style:style style:name="P50" style:family="paragraph" style:parent-style-name="Standard">
      <style:paragraph-properties fo:margin-top="0cm" fo:margin-bottom="0cm" style:contextual-spacing="tru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51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/>
    </style:style>
    <style:style style:name="P53" style:family="paragraph" style:parent-style-name="Standard">
      <style:paragraph-properties fo:margin-top="0cm" fo:margin-bottom="0cm" style:contextual-spacing="true"/>
      <style:text-properties fo:font-size="14pt" officeooo:paragraph-rsid="003750ad" style:font-size-asian="14pt" style:font-size-complex="14pt" style:font-weight-complex="bold"/>
    </style:style>
    <style:style style:name="P54" style:family="paragraph" style:parent-style-name="Standard">
      <style:paragraph-properties fo:margin-top="0cm" fo:margin-bottom="0cm" style:contextual-spacing="true" fo:text-align="center" style:justify-single-word="false"/>
      <style:text-properties fo:font-size="12pt" officeooo:paragraph-rsid="003750ad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2pt" officeooo:paragraph-rsid="003750ad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true" fo:text-align="center" style:justify-single-word="false"/>
      <style:text-properties style:font-name="Times New Roman1" fo:font-size="12pt" officeooo:paragraph-rsid="003750ad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paragraph-rsid="00398322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paragraph-rsid="003bc671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398322" officeooo:paragraph-rsid="00398322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398322" officeooo:paragraph-rsid="0042c808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2pt" officeooo:rsid="003fc754" officeooo:paragraph-rsid="00407a49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rsid="004455c2" officeooo:paragraph-rsid="004455c2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rsid="004b4b23" officeooo:paragraph-rsid="004b4b23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0pt" style:font-size-asian="10pt" style:font-size-complex="10pt"/>
    </style:style>
    <style:style style:name="P66" style:family="paragraph" style:parent-style-name="Standard">
      <style:paragraph-properties fo:margin-top="0cm" fo:margin-bottom="0cm" style:contextual-spacing="true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font-size="14pt" fo:font-weight="bold" officeooo:paragraph-rsid="003750ad" style:font-size-asian="14pt" style:font-weight-asian="bold" style:font-size-complex="14pt"/>
    </style:style>
    <style:style style:name="P67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Times New Roman1" fo:font-size="12pt" fo:font-weight="bold" officeooo:rsid="003750ad" officeooo:paragraph-rsid="003750ad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Times New Roman1" fo:font-size="12pt" fo:font-weight="bold" officeooo:rsid="00398322" officeooo:paragraph-rsid="00398322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margin-top="0cm" fo:margin-bottom="0cm" style:contextual-spacing="true" fo:text-align="center" style:justify-single-word="false"/>
      <style:text-properties style:font-name="Times New Roman1" fo:font-size="12pt" officeooo:rsid="003750ad" officeooo:paragraph-rsid="003750ad" style:font-size-asian="12pt" style:font-size-complex="12pt"/>
    </style:style>
    <style:style style:name="P70" style:family="paragraph" style:parent-style-name="Table_20_Contents">
      <style:paragraph-properties fo:margin-top="0cm" fo:margin-bottom="0cm" style:contextual-spacing="true" fo:text-align="justify" style:justify-single-word="false"/>
      <style:text-properties style:font-name="Times New Roman1" fo:font-size="12pt" officeooo:rsid="004455c2" officeooo:paragraph-rsid="004455c2" style:font-size-asian="12pt" style:font-size-complex="12pt"/>
    </style:style>
    <style:style style:name="P71" style:family="paragraph" style:parent-style-name="Table_20_Contents">
      <style:paragraph-properties fo:margin-top="0cm" fo:margin-bottom="0cm" style:contextual-spacing="true" fo:text-align="justify" style:justify-single-word="false"/>
      <style:text-properties style:font-name="Times New Roman1" fo:font-size="10pt" style:font-size-asian="10pt" style:font-size-complex="10pt"/>
    </style:style>
    <style:style style:name="P72" style:family="paragraph" style:parent-style-name="Standard_20__28_user_29_">
      <style:paragraph-properties fo:margin-top="0cm" fo:margin-bottom="0cm" style:contextual-spacing="true" fo:line-height="150%"/>
      <style:text-properties style:font-name="Times New Roman1" fo:font-size="14pt" officeooo:paragraph-rsid="00775162" style:font-size-asian="14pt" style:font-name-complex="Times New Roman2" style:font-size-complex="14pt"/>
    </style:style>
    <style:style style:name="P73" style:family="paragraph" style:parent-style-name="Standard">
      <style:paragraph-properties fo:margin-top="0cm" fo:margin-bottom="0cm" style:contextual-spacing="true" fo:text-align="start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cm" fo:margin-bottom="0cm" style:contextual-spacing="true" fo:text-align="justify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cm" fo:margin-bottom="0cm" style:contextual-spacing="true" fo:text-align="justify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officeooo:rsid="0074540d" officeooo:paragraph-rsid="0074540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text-align="center" style:justify-single-word="false"/>
      <style:text-properties fo:font-size="12pt" officeooo:paragraph-rsid="003750ad" style:font-size-asian="12pt" style:font-size-complex="12pt"/>
    </style:style>
    <style:style style:name="P77" style:family="paragraph" style:parent-style-name="Standard">
      <style:paragraph-properties fo:margin-left="0cm" fo:margin-right="-0.102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4pt" officeooo:paragraph-rsid="003750ad" style:font-size-asian="14pt" style:font-size-complex="14pt"/>
    </style:style>
    <style:style style:name="P78" style:family="paragraph" style:parent-style-name="Standard">
      <style:paragraph-properties fo:margin-left="0cm" fo:margin-right="-0.102cm" fo:margin-top="0cm" fo:margin-bottom="0cm" style:contextual-spacing="true" fo:text-align="center" style:justify-single-word="false" fo:text-indent="0cm" style:auto-text-indent="false"/>
      <style:text-properties fo:font-size="14pt" officeooo:paragraph-rsid="003750ad" style:font-size-asian="14pt" style:font-size-complex="14pt"/>
    </style:style>
    <style:style style:name="P79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80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1" style:family="paragraph" style:parent-style-name="Standard">
      <style:paragraph-properties fo:margin-left="0cm" fo:margin-right="0cm" fo:margin-top="0cm" fo:margin-bottom="0cm" style:contextual-spacing="true" fo:text-indent="8.251cm" style:auto-text-indent="false">
        <style:tab-stops>
          <style:tab-stop style:position="11.753cm"/>
        </style:tab-stops>
      </style:paragraph-properties>
      <style:text-properties style:text-position="super 58%" fo:font-size="12pt" officeooo:paragraph-rsid="003750ad" style:font-size-asian="12pt" style:font-size-complex="12pt"/>
    </style:style>
    <style:style style:name="P82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83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4" style:family="paragraph" style:parent-style-name="Standard">
      <style:paragraph-properties fo:margin-left="9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5" style:family="paragraph" style:parent-style-name="Standard">
      <style:paragraph-properties fo:margin-left="7.502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6" style:family="paragraph" style:parent-style-name="Standard">
      <style:paragraph-properties fo:margin-left="0cm" fo:margin-right="-1.101cm" fo:margin-top="0cm" fo:margin-bottom="0cm" style:contextual-spacing="true" fo:text-indent="0cm" style:auto-text-indent="false"/>
      <style:text-properties style:text-position="super 58%" fo:font-size="12pt" officeooo:paragraph-rsid="003750ad" style:font-size-asian="12pt" style:font-size-complex="12pt"/>
    </style:style>
    <style:style style:name="P87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0800f" officeooo:paragraph-rsid="0073cd93" fo:background-color="transparent" style:font-size-asian="14pt" style:font-size-complex="14pt"/>
    </style:style>
    <style:style style:name="P88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1d8c1" officeooo:paragraph-rsid="00775162" fo:background-color="transparent" style:font-size-asian="14pt" style:font-size-complex="14pt"/>
    </style:style>
    <style:style style:name="P89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61d8c1" officeooo:paragraph-rsid="00775162" fo:background-color="transparent" style:font-size-asian="14pt" style:font-size-complex="14pt"/>
    </style:style>
    <style:style style:name="P9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398322" style:font-size-asian="14pt" style:font-size-complex="14pt"/>
    </style:style>
    <style:style style:name="P9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9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5a66c5" style:font-size-asian="14pt" style:font-size-complex="14pt"/>
    </style:style>
    <style:style style:name="P9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792390" style:font-size-asian="14pt" style:font-size-complex="14pt"/>
    </style:style>
    <style:style style:name="P9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8a1d01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5ba99f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792390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787483" style:font-size-asian="14pt" style:font-size-complex="14pt"/>
    </style:style>
    <style:style style:name="P9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8a1d01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6a4158" style:font-size-asian="14pt" style:font-size-complex="14pt"/>
    </style:style>
    <style:style style:name="P10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829b02" style:font-size-asian="14pt" style:font-size-complex="14pt"/>
    </style:style>
    <style:style style:name="P10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10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84343c" style:font-size-asian="14pt" style:font-size-complex="14pt"/>
    </style:style>
    <style:style style:name="P10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8728e4" style:font-size-asian="14pt" style:font-size-complex="14pt"/>
    </style:style>
    <style:style style:name="P10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577531" style:font-size-asian="14pt" style:font-size-complex="14pt" fo:hyphenate="true" fo:hyphenation-remain-char-count="2" fo:hyphenation-push-char-count="2" loext:hyphenation-no-caps="false"/>
    </style:style>
    <style:style style:name="P10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5a66c5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5ba99f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398322" style:font-size-asian="14pt" style:font-size-complex="14pt"/>
    </style:style>
    <style:style style:name="P10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950aa8" style:font-size-asian="14pt" style:font-size-complex="14pt"/>
    </style:style>
    <style:style style:name="P10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11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11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fo:background-color="transparent" style:font-size-asian="14pt" style:font-size-complex="14pt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11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fo:font-weight="bold" officeooo:paragraph-rsid="003bc671" style:font-size-asian="14pt" style:font-weight-asian="bold" style:font-size-complex="14pt"/>
    </style:style>
    <style:style style:name="P11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paragraph-rsid="008a1d01" style:font-size-asian="14pt" style:font-size-complex="14pt"/>
    </style:style>
    <style:style style:name="P11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paragraph-rsid="003bc671" style:font-size-asian="14pt" style:font-size-complex="14pt"/>
    </style:style>
    <style:style style:name="P11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style:font-size-asian="14pt" style:font-size-complex="14pt"/>
    </style:style>
    <style:style style:name="P11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9bcb" officeooo:paragraph-rsid="005e9bcb" style:font-size-asian="14pt" style:font-size-complex="14pt"/>
    </style:style>
    <style:style style:name="P11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9bcb" officeooo:paragraph-rsid="0060800f" style:font-size-asian="14pt" style:font-size-complex="14pt"/>
    </style:style>
    <style:style style:name="P11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0800f" officeooo:paragraph-rsid="0074540d" style:font-size-asian="14pt" style:font-size-complex="14pt"/>
    </style:style>
    <style:style style:name="P12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fo:background-color="#ffff00" style:font-size-asian="14pt" style:font-size-complex="14pt"/>
    </style:style>
    <style:style style:name="P12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3bc671" style:font-size-asian="14pt" style:font-weight-asian="bold" style:font-size-complex="14pt"/>
    </style:style>
    <style:style style:name="P12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491855" style:font-size-asian="14pt" style:font-weight-asian="bold" style:font-size-complex="14pt"/>
    </style:style>
    <style:style style:name="P12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4ab954" style:font-size-asian="14pt" style:font-weight-asian="bold" style:font-size-complex="14pt"/>
    </style:style>
    <style:style style:name="P12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4b4b23" style:font-size-asian="14pt" style:font-weight-asian="bold" style:font-size-complex="14pt"/>
    </style:style>
    <style:style style:name="P12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3bc671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paragraph-rsid="003bc671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paragraph-rsid="00577531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6113f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6cae6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d05e8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db48d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6f7c15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69e5e7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933946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cae6" officeooo:paragraph-rsid="0046cae6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ab954" officeooo:paragraph-rsid="004ab954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ab954" officeooo:paragraph-rsid="0069e5e7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ab954" officeooo:paragraph-rsid="004db48d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68bb50" officeooo:paragraph-rsid="0069e5e7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68bb50" officeooo:paragraph-rsid="00933946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577531" officeooo:paragraph-rsid="00782617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577531" officeooo:paragraph-rsid="005935bd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5935bd" officeooo:paragraph-rsid="005935bd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solid" style:text-underline-width="auto" style:text-underline-color="font-color" officeooo:paragraph-rsid="003bc671" style:font-size-asian="14pt" style:font-size-complex="14pt"/>
    </style:style>
    <style:style style:name="P14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2pt" officeooo:paragraph-rsid="004455c2" style:font-size-asian="12pt" style:font-size-complex="12pt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1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1" fo:font-size="14pt" fo:font-weight="normal" officeooo:rsid="00398322" officeooo:paragraph-rsid="007c5aa0" style:font-size-asian="14pt" style:font-weight-asian="normal" style:font-size-complex="14pt" style:font-weight-complex="normal"/>
    </style:style>
    <style:style style:name="P14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46113f" officeooo:paragraph-rsid="0046cae6" style:font-size-asian="14pt" style:font-weight-asian="normal" style:font-size-complex="14pt" style:font-weight-complex="normal"/>
    </style:style>
    <style:style style:name="P14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577531" officeooo:paragraph-rsid="00577531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577531" officeooo:paragraph-rsid="0084343c" style:font-size-asian="14pt" style:font-weight-asian="normal" style:font-size-complex="14pt" style:font-weight-complex="normal"/>
    </style:style>
    <style:style style:name="P15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4d05e8" officeooo:paragraph-rsid="004d05e8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68bb50" officeooo:paragraph-rsid="00933946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15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5ba99f" officeooo:paragraph-rsid="0060800f" style:font-size-asian="14pt" style:font-size-complex="14pt"/>
    </style:style>
    <style:style style:name="P15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5e9bcb" officeooo:paragraph-rsid="0060800f" fo:background-color="#ffff00" style:font-size-asian="14pt" style:font-size-complex="14pt"/>
    </style:style>
    <style:style style:name="P15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sub 58%" style:font-name="Times New Roman1" fo:font-size="14pt" fo:font-weight="normal" officeooo:rsid="0046996c" officeooo:paragraph-rsid="0069e5e7" style:font-size-asian="14pt" style:font-weight-asian="normal" style:font-size-complex="14pt" style:font-weight-complex="normal"/>
    </style:style>
    <style:style style:name="P15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sub 58%" style:font-name="Times New Roman1" fo:font-size="14pt" style:text-underline-style="none" officeooo:rsid="005e33cb" officeooo:paragraph-rsid="005e33cb" style:font-size-asian="14pt" style:font-size-complex="14pt"/>
    </style:style>
    <style:style style:name="P158" style:family="paragraph" style:parent-style-name="Основной_20_абзац">
      <style:paragraph-properties fo:margin-left="0cm" fo:margin-right="0cm" fo:margin-top="0cm" fo:margin-bottom="0cm" style:contextual-spacing="true" fo:line-height="150%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159" style:family="paragraph" style:parent-style-name="Основной_20_абзац">
      <style:paragraph-properties fo:margin-left="0cm" fo:margin-right="0cm" fo:margin-top="0cm" fo:margin-bottom="0cm" style:contextual-spacing="true" fo:line-height="150%" fo:text-indent="1cm" style:auto-text-indent="false"/>
      <style:text-properties style:font-name="Times New Roman1" fo:font-size="14pt" officeooo:rsid="00550da0" officeooo:paragraph-rsid="006fb16c" style:font-size-asian="14pt" style:font-size-complex="14pt"/>
    </style:style>
    <style:style style:name="P160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61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2f888" style:font-size-asian="14pt" style:font-size-complex="14pt" fo:hyphenate="true" fo:hyphenation-remain-char-count="2" fo:hyphenation-push-char-count="2" loext:hyphenation-no-caps="false"/>
    </style:style>
    <style:style style:name="P162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33b69" style:font-size-asian="14pt" style:font-size-complex="14pt" fo:hyphenate="true" fo:hyphenation-remain-char-count="2" fo:hyphenation-push-char-count="2" loext:hyphenation-no-caps="false"/>
    </style:style>
    <style:style style:name="P163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64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65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2f888" officeooo:paragraph-rsid="006fb16c" style:font-size-asian="14pt" style:font-size-complex="14pt" fo:hyphenate="true" fo:hyphenation-remain-char-count="2" fo:hyphenation-push-char-count="2" loext:hyphenation-no-caps="false"/>
    </style:style>
    <style:style style:name="P166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2f888" officeooo:paragraph-rsid="006a2f05" style:font-size-asian="14pt" style:font-size-complex="14pt" fo:hyphenate="true" fo:hyphenation-remain-char-count="2" fo:hyphenation-push-char-count="2" loext:hyphenation-no-caps="false"/>
    </style:style>
    <style:style style:name="P167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33b69" officeooo:paragraph-rsid="00533b69" style:font-size-asian="14pt" style:font-size-complex="14pt" fo:hyphenate="true" fo:hyphenation-remain-char-count="2" fo:hyphenation-push-char-count="2" loext:hyphenation-no-caps="false"/>
    </style:style>
    <style:style style:name="P168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33b69" officeooo:paragraph-rsid="006a2f05" style:font-size-asian="14pt" style:font-size-complex="14pt" fo:hyphenate="true" fo:hyphenation-remain-char-count="2" fo:hyphenation-push-char-count="2" loext:hyphenation-no-caps="false"/>
    </style:style>
    <style:style style:name="P169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5587ea" style:font-size-asian="14pt" style:font-size-complex="14pt" fo:hyphenate="true" fo:hyphenation-remain-char-count="2" fo:hyphenation-push-char-count="2" loext:hyphenation-no-caps="false"/>
    </style:style>
    <style:style style:name="P170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70c755" style:font-size-asian="14pt" style:font-size-complex="14pt" fo:hyphenate="true" fo:hyphenation-remain-char-count="2" fo:hyphenation-push-char-count="2" loext:hyphenation-no-caps="false"/>
    </style:style>
    <style:style style:name="P171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577531" style:font-size-asian="14pt" style:font-size-complex="14pt" fo:hyphenate="true" fo:hyphenation-remain-char-count="2" fo:hyphenation-push-char-count="2" loext:hyphenation-no-caps="false"/>
    </style:style>
    <style:style style:name="P172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6a2f05" style:font-size-asian="14pt" style:font-size-complex="14pt" fo:hyphenate="true" fo:hyphenation-remain-char-count="2" fo:hyphenation-push-char-count="2" loext:hyphenation-no-caps="false"/>
    </style:style>
    <style:style style:name="P173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text-position="0% 100%" style:font-name="Times New Roman1" fo:font-size="14pt" officeooo:rsid="005587ea" officeooo:paragraph-rsid="005587ea" style:font-size-asian="14pt" style:font-size-complex="14pt" fo:hyphenate="true" fo:hyphenation-remain-char-count="2" fo:hyphenation-push-char-count="2" loext:hyphenation-no-caps="false"/>
    </style:style>
    <style:style style:name="P174" style:family="paragraph" style:parent-style-name="Standard" style:master-page-name="First_20_Page">
      <style:paragraph-properties fo:text-align="center" style:justify-single-word="false" style:page-number="auto"/>
      <style:text-properties fo:font-size="12pt" officeooo:paragraph-rsid="003750ad" style:font-size-asian="12pt" style:font-size-complex="12pt" style:font-weight-complex="bold"/>
    </style:style>
    <style:style style:name="P175" style:family="paragraph" style:parent-style-name="Standard" style:list-style-name="">
      <style:paragraph-properties fo:margin-left="0cm" fo:margin-right="0.002cm" fo:text-align="center" style:justify-single-word="false" fo:text-indent="0cm" style:auto-text-indent="fals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176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justify" style:justify-single-word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177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center" style:justify-single-word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178" style:family="paragraph" style:parent-style-name="Standard" style:list-style-name="WW8Num70" style:master-page-name="">
      <loext:graphic-properties draw:fill="none"/>
      <style:paragraph-properties fo:margin-left="1.199cm" fo:margin-right="0cm" fo:margin-top="0cm" fo:margin-bottom="0cm" style:contextual-spacing="true" fo:line-height="150%" fo:text-align="justify" style:justify-single-word="false" fo:hyphenation-ladder-count="no-limit" fo:text-indent="0cm" style:auto-text-indent="false" style:page-number="auto" fo:background-color="transparent"/>
      <style:text-properties style:font-name="Times New Roman1" fo:font-size="14pt" fo:font-weight="normal" officeooo:paragraph-rsid="00398322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179" style:family="paragraph" style:parent-style-name="Standard" style:list-style-name="WW8Num70">
      <style:paragraph-properties fo:margin-left="1.27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fo:font-weight="bold" officeooo:paragraph-rsid="00398322" style:font-size-asian="14pt" style:font-weight-asian="bold" style:font-size-complex="14pt" fo:hyphenate="true" fo:hyphenation-remain-char-count="2" fo:hyphenation-push-char-count="2" loext:hyphenation-no-caps="false"/>
    </style:style>
    <style:style style:name="P180" style:family="paragraph" style:parent-style-name="Standard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81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2ae4f7" officeooo:paragraph-rsid="002ae4f7" style:font-size-asian="14pt" style:font-size-complex="14pt"/>
    </style:style>
    <style:style style:name="P182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1acf09" officeooo:paragraph-rsid="0019df6a" style:font-size-asian="14pt" style:font-size-complex="14pt"/>
    </style:style>
    <style:style style:name="P183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84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185bc" style:font-size-asian="14pt" style:font-size-complex="14pt" fo:hyphenate="true" fo:hyphenation-remain-char-count="2" fo:hyphenation-push-char-count="2" loext:hyphenation-no-caps="false"/>
    </style:style>
    <style:style style:name="P185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86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text-position="0% 100%"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87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style:text-position="0% 100%"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88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6fb16c" style:font-size-asian="14pt" style:font-size-complex="14pt" fo:hyphenate="true" fo:hyphenation-remain-char-count="2" fo:hyphenation-push-char-count="2" loext:hyphenation-no-caps="fals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a1c5" style:font-weight-asian="normal" style:font-weight-complex="normal"/>
    </style:style>
    <style:style style:name="T4" style:family="text">
      <style:text-properties style:font-name="Times New Roman1" fo:font-size="14pt" style:font-size-asian="14pt" style:font-size-complex="14pt"/>
    </style:style>
    <style:style style:name="T5" style:family="text">
      <style:text-properties style:font-name="Times New Roman1" fo:font-size="14pt" officeooo:rsid="0011a1c5" style:font-size-asian="14pt" style:font-size-complex="14pt"/>
    </style:style>
    <style:style style:name="T6" style:family="text">
      <style:text-properties style:font-name="Times New Roman1" fo:font-size="14pt" officeooo:rsid="0028eea5" style:font-size-asian="14pt" style:font-size-complex="14pt"/>
    </style:style>
    <style:style style:name="T7" style:family="text">
      <style:text-properties style:font-name="Times New Roman1" fo:font-size="14pt" officeooo:rsid="002ba9e0" style:font-size-asian="14pt" style:font-size-complex="14pt"/>
    </style:style>
    <style:style style:name="T8" style:family="text">
      <style:text-properties style:font-name="Times New Roman1" fo:font-size="14pt" officeooo:rsid="002e99d0" style:font-size-asian="14pt" style:font-size-complex="14pt"/>
    </style:style>
    <style:style style:name="T9" style:family="text">
      <style:text-properties style:font-name="Times New Roman1" fo:font-size="14pt" officeooo:rsid="0036a004" style:font-size-asian="14pt" style:font-size-complex="14pt"/>
    </style:style>
    <style:style style:name="T10" style:family="text">
      <style:text-properties style:font-name="Times New Roman1" fo:font-size="14pt" officeooo:rsid="004e577b" style:font-size-asian="14pt" style:font-size-complex="14pt"/>
    </style:style>
    <style:style style:name="T11" style:family="text">
      <style:text-properties style:font-name="Times New Roman1" fo:font-size="14pt" officeooo:rsid="00950d02" style:font-size-asian="14pt" style:font-size-complex="14pt"/>
    </style:style>
    <style:style style:name="T12" style:family="text">
      <style:text-properties style:font-name="Times New Roman1" fo:font-size="14pt" officeooo:rsid="0028eea5" style:font-size-asian="14pt" style:font-name-complex="FreeSans2" style:font-size-complex="14pt"/>
    </style:style>
    <style:style style:name="T13" style:family="text">
      <style:text-properties style:font-name="Times New Roman1" fo:font-size="14pt" officeooo:rsid="002ba9e0" style:font-size-asian="14pt" style:font-name-complex="FreeSans2" style:font-size-complex="14pt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style:text-position="0% 100%" fo:font-weight="normal" officeooo:rsid="004455c2" style:font-weight-asian="normal" style:font-weight-complex="normal"/>
    </style:style>
    <style:style style:name="T17" style:family="text">
      <style:text-properties style:text-position="0% 100%" officeooo:rsid="0046996c"/>
    </style:style>
    <style:style style:name="T18" style:family="text">
      <style:text-properties style:text-position="0% 100%" officeooo:rsid="0046cae6"/>
    </style:style>
    <style:style style:name="T19" style:family="text">
      <style:text-properties style:text-position="0% 100%" officeooo:rsid="00491855"/>
    </style:style>
    <style:style style:name="T20" style:family="text">
      <style:text-properties style:text-position="0% 100%" officeooo:rsid="004ab954"/>
    </style:style>
    <style:style style:name="T21" style:family="text">
      <style:text-properties style:text-position="0% 100%" officeooo:rsid="004b4b23"/>
    </style:style>
    <style:style style:name="T22" style:family="text">
      <style:text-properties style:text-position="0% 100%" officeooo:rsid="004d05e8"/>
    </style:style>
    <style:style style:name="T23" style:family="text">
      <style:text-properties style:text-position="0% 100%" officeooo:rsid="004db48d"/>
    </style:style>
    <style:style style:name="T24" style:family="text">
      <style:text-properties style:text-position="0% 100%" officeooo:rsid="005185bc"/>
    </style:style>
    <style:style style:name="T25" style:family="text">
      <style:text-properties style:text-position="0% 100%" officeooo:rsid="0052f888"/>
    </style:style>
    <style:style style:name="T26" style:family="text">
      <style:text-properties style:text-position="0% 100%" officeooo:rsid="00550da0"/>
    </style:style>
    <style:style style:name="T27" style:family="text">
      <style:text-properties style:text-position="0% 100%" officeooo:rsid="00577531"/>
    </style:style>
    <style:style style:name="T28" style:family="text">
      <style:text-properties style:text-position="0% 100%" officeooo:rsid="005935bd"/>
    </style:style>
    <style:style style:name="T29" style:family="text">
      <style:text-properties style:text-position="0% 100%" officeooo:rsid="005bef6c"/>
    </style:style>
    <style:style style:name="T30" style:family="text">
      <style:text-properties style:text-position="0% 100%" officeooo:rsid="00660b33"/>
    </style:style>
    <style:style style:name="T31" style:family="text">
      <style:text-properties style:text-position="0% 100%" officeooo:rsid="0066de5d"/>
    </style:style>
    <style:style style:name="T32" style:family="text">
      <style:text-properties style:text-position="0% 100%" officeooo:rsid="006a2f05"/>
    </style:style>
    <style:style style:name="T33" style:family="text">
      <style:text-properties style:text-position="0% 100%" fo:language="none" fo:country="none" officeooo:rsid="006a2f05"/>
    </style:style>
    <style:style style:name="T34" style:family="text">
      <style:text-properties style:text-position="0% 100%" officeooo:rsid="006a4158"/>
    </style:style>
    <style:style style:name="T35" style:family="text">
      <style:text-properties style:text-position="0% 100%" officeooo:rsid="005ba99f"/>
    </style:style>
    <style:style style:name="T36" style:family="text">
      <style:text-properties style:text-position="0% 100%" officeooo:rsid="004455c2"/>
    </style:style>
    <style:style style:name="T37" style:family="text">
      <style:text-properties style:text-position="0% 100%" style:font-name-complex="Times New Roman2"/>
    </style:style>
    <style:style style:name="T38" style:family="text">
      <style:text-properties style:text-position="0% 100%" officeooo:rsid="003f3d73" style:font-name-complex="Times New Roman2"/>
    </style:style>
    <style:style style:name="T39" style:family="text">
      <style:text-properties style:text-position="0% 100%" officeooo:rsid="0066de5d" style:font-name-complex="Times New Roman2"/>
    </style:style>
    <style:style style:name="T40" style:family="text">
      <style:text-properties style:text-position="0% 100%" officeooo:rsid="005e9bcb" style:font-name-complex="Times New Roman2"/>
    </style:style>
    <style:style style:name="T41" style:family="text">
      <style:text-properties style:text-position="0% 100%" officeooo:rsid="0060800f"/>
    </style:style>
    <style:style style:name="T42" style:family="text">
      <style:text-properties style:text-position="0% 100%" officeooo:rsid="005e9bcb"/>
    </style:style>
    <style:style style:name="T43" style:family="text">
      <style:text-properties style:text-position="0% 100%" fo:language="en" fo:country="US" style:font-name-complex="Times New Roman2"/>
    </style:style>
    <style:style style:name="T44" style:family="text">
      <style:text-properties style:text-position="0% 100%" fo:language="en" fo:country="US" officeooo:rsid="0066de5d" style:font-name-complex="Times New Roman2"/>
    </style:style>
    <style:style style:name="T45" style:family="text">
      <style:text-properties style:text-position="0% 100%" fo:language="en" fo:country="US" officeooo:rsid="005e9bcb" style:font-name-complex="Times New Roman2"/>
    </style:style>
    <style:style style:name="T46" style:family="text">
      <style:text-properties style:text-position="0% 100%" fo:language="en" fo:country="US" style:text-underline-style="none" fo:font-weight="normal" officeooo:rsid="004455c2" fo:background-color="transparent" loext:char-shading-value="0" style:font-weight-asian="normal" style:font-name-complex="Times New Roman2" style:font-weight-complex="normal"/>
    </style:style>
    <style:style style:name="T47" style:family="text">
      <style:text-properties style:text-position="0% 100%" fo:language="en" fo:country="US" style:text-underline-style="none" fo:font-weight="normal" officeooo:rsid="00950aa8" fo:background-color="transparent" loext:char-shading-value="0" style:font-weight-asian="normal" style:font-name-complex="Times New Roman2" style:font-weight-complex="normal"/>
    </style:style>
    <style:style style:name="T48" style:family="text">
      <style:text-properties style:text-position="0% 100%" fo:language="en" fo:country="US" style:text-underline-style="none" officeooo:rsid="004455c2" fo:background-color="transparent" loext:char-shading-value="0" style:font-name-complex="Times New Roman2"/>
    </style:style>
    <style:style style:name="T49" style:family="text">
      <style:text-properties style:text-position="0% 100%" fo:language="en" fo:country="US" style:text-underline-style="none" officeooo:rsid="00950aa8" fo:background-color="transparent" loext:char-shading-value="0" style:font-name-complex="Times New Roman2"/>
    </style:style>
    <style:style style:name="T50" style:family="text">
      <style:text-properties style:text-position="0% 100%" officeooo:rsid="00533b69"/>
    </style:style>
    <style:style style:name="T51" style:family="text">
      <style:text-properties style:text-position="0% 100%" officeooo:rsid="00398322"/>
    </style:style>
    <style:style style:name="T52" style:family="text">
      <style:text-properties style:text-position="0% 100%" officeooo:rsid="003f3d73"/>
    </style:style>
    <style:style style:name="T53" style:family="text">
      <style:text-properties style:text-position="0% 100%" style:text-underline-style="none" officeooo:rsid="004455c2"/>
    </style:style>
    <style:style style:name="T54" style:family="text">
      <style:text-properties style:text-position="0% 100%" style:text-underline-style="none" officeooo:rsid="005e33cb" fo:background-color="transparent" loext:char-shading-value="0" style:font-name-complex="Times New Roman2"/>
    </style:style>
    <style:style style:name="T55" style:family="text">
      <style:text-properties style:text-position="0% 100%" style:text-underline-style="none" officeooo:rsid="004455c2" fo:background-color="transparent" loext:char-shading-value="0" style:font-name-complex="Times New Roman2"/>
    </style:style>
    <style:style style:name="T56" style:family="text">
      <style:text-properties style:text-position="0% 100%" style:text-underline-style="none" officeooo:rsid="00950aa8" fo:background-color="transparent" loext:char-shading-value="0" style:font-name-complex="Times New Roman2"/>
    </style:style>
    <style:style style:name="T57" style:family="text">
      <style:text-properties style:text-position="0% 100%" style:text-underline-style="none" fo:font-weight="normal" officeooo:rsid="004455c2" fo:background-color="transparent" loext:char-shading-value="0" style:font-weight-asian="normal" style:font-name-complex="Times New Roman2" style:font-weight-complex="normal"/>
    </style:style>
    <style:style style:name="T58" style:family="text">
      <style:text-properties style:text-position="0% 100%" style:text-underline-style="none" fo:font-weight="normal" officeooo:rsid="00950aa8" fo:background-color="transparent" loext:char-shading-value="0" style:font-weight-asian="normal" style:font-name-complex="Times New Roman2" style:font-weight-complex="normal"/>
    </style:style>
    <style:style style:name="T59" style:family="text">
      <style:text-properties style:text-position="0% 100%" style:text-underline-style="none" fo:font-weight="normal" officeooo:rsid="004455c2" style:font-weight-asian="normal" style:font-weight-complex="normal"/>
    </style:style>
    <style:style style:name="T60" style:family="text">
      <style:text-properties style:text-position="0% 100%" style:text-underline-style="none" officeooo:rsid="005ba99f"/>
    </style:style>
    <style:style style:name="T61" style:family="text">
      <style:text-properties style:text-position="0% 100%" officeooo:rsid="00933946"/>
    </style:style>
    <style:style style:name="T62" style:family="text">
      <style:text-properties officeooo:rsid="003750ad"/>
    </style:style>
    <style:style style:name="T63" style:family="text">
      <style:text-properties style:text-underline-style="solid" style:text-underline-width="auto" style:text-underline-color="font-color" officeooo:rsid="003750ad"/>
    </style:style>
    <style:style style:name="T64" style:family="text">
      <style:text-properties officeooo:rsid="00398322"/>
    </style:style>
    <style:style style:name="T65" style:family="text">
      <style:text-properties style:text-position="sub 58%"/>
    </style:style>
    <style:style style:name="T66" style:family="text">
      <style:text-properties style:text-position="sub 58%" fo:font-weight="normal" style:font-weight-asian="normal" style:font-weight-complex="normal"/>
    </style:style>
    <style:style style:name="T67" style:family="text">
      <style:text-properties style:text-position="sub 58%" officeooo:rsid="0046996c"/>
    </style:style>
    <style:style style:name="T68" style:family="text">
      <style:text-properties style:text-position="sub 58%" officeooo:rsid="0046cae6"/>
    </style:style>
    <style:style style:name="T69" style:family="text">
      <style:text-properties style:text-position="sub 58%" officeooo:rsid="00491855"/>
    </style:style>
    <style:style style:name="T70" style:family="text">
      <style:text-properties style:text-position="sub 58%" officeooo:rsid="004ab954"/>
    </style:style>
    <style:style style:name="T71" style:family="text">
      <style:text-properties style:text-position="sub 58%" officeooo:rsid="004b4b23"/>
    </style:style>
    <style:style style:name="T72" style:family="text">
      <style:text-properties style:text-position="sub 58%" officeooo:rsid="004db48d"/>
    </style:style>
    <style:style style:name="T73" style:family="text">
      <style:text-properties style:text-position="sub 58%" officeooo:rsid="005185bc"/>
    </style:style>
    <style:style style:name="T74" style:family="text">
      <style:text-properties style:text-position="sub 58%" officeooo:rsid="00577531"/>
    </style:style>
    <style:style style:name="T75" style:family="text">
      <style:text-properties style:text-position="sub 58%" officeooo:rsid="005935bd"/>
    </style:style>
    <style:style style:name="T76" style:family="text">
      <style:text-properties style:text-position="sub 58%" officeooo:rsid="0069e5e7"/>
    </style:style>
    <style:style style:name="T77" style:family="text">
      <style:text-properties style:text-position="sub 58%" officeooo:rsid="006a2f05"/>
    </style:style>
    <style:style style:name="T78" style:family="text">
      <style:text-properties style:text-position="sub 58%" officeooo:rsid="005e9bcb"/>
    </style:style>
    <style:style style:name="T79" style:family="text">
      <style:text-properties style:text-position="sub 58%" officeooo:rsid="0066de5d" style:font-name-complex="Times New Roman2"/>
    </style:style>
    <style:style style:name="T80" style:family="text">
      <style:text-properties style:text-position="sub 58%" officeooo:rsid="00533b69"/>
    </style:style>
    <style:style style:name="T81" style:family="text">
      <style:text-properties officeooo:rsid="003d700d"/>
    </style:style>
    <style:style style:name="T82" style:family="text">
      <style:text-properties officeooo:rsid="0042c808"/>
    </style:style>
    <style:style style:name="T83" style:family="text">
      <style:text-properties officeooo:rsid="004b4b23"/>
    </style:style>
    <style:style style:name="T84" style:family="text">
      <style:text-properties officeooo:rsid="004d05e8"/>
    </style:style>
    <style:style style:name="T85" style:family="text">
      <style:text-properties officeooo:rsid="004db48d"/>
    </style:style>
    <style:style style:name="T86" style:family="text">
      <style:text-properties officeooo:rsid="004e577b"/>
    </style:style>
    <style:style style:name="T87" style:family="text">
      <style:text-properties style:text-position="super 58%"/>
    </style:style>
    <style:style style:name="T88" style:family="text">
      <style:text-properties style:text-position="super 58%" fo:font-weight="normal" style:font-weight-asian="normal" style:font-weight-complex="normal"/>
    </style:style>
    <style:style style:name="T89" style:family="text">
      <style:text-properties style:text-position="super 58%" fo:font-weight="normal" officeooo:rsid="00398322" style:font-weight-asian="normal" style:font-weight-complex="normal"/>
    </style:style>
    <style:style style:name="T90" style:family="text">
      <style:text-properties officeooo:rsid="0065a499"/>
    </style:style>
    <style:style style:name="T91" style:family="text">
      <style:text-properties officeooo:rsid="00660b33"/>
    </style:style>
    <style:style style:name="T92" style:family="text">
      <style:text-properties officeooo:rsid="0066de5d"/>
    </style:style>
    <style:style style:name="T93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name-complex="Times New Roman2" style:text-emphasize="none"/>
    </style:style>
    <style:style style:name="T94" style:family="text">
      <style:text-properties fo:language="en" fo:country="US" style:font-name-complex="Times New Roman2"/>
    </style:style>
    <style:style style:name="T95" style:family="text">
      <style:text-properties style:font-name-complex="Times New Roman2"/>
    </style:style>
    <style:style style:name="T96" style:family="text">
      <style:text-properties officeooo:rsid="003f3d73"/>
    </style:style>
    <style:style style:name="T97" style:family="text">
      <style:text-properties officeooo:rsid="005e9bcb"/>
    </style:style>
    <style:style style:name="T98" style:family="text">
      <style:text-properties officeooo:rsid="004455c2"/>
    </style:style>
    <style:style style:name="T99" style:family="text">
      <style:text-properties style:text-underline-style="none" officeooo:rsid="005e33cb" fo:background-color="transparent" loext:char-shading-value="0"/>
    </style:style>
    <style:style style:name="T100" style:family="text">
      <style:text-properties style:text-underline-style="none" officeooo:rsid="005e33cb" fo:background-color="transparent" loext:char-shading-value="0" style:font-name-complex="Times New Roman2"/>
    </style:style>
    <style:style style:name="T101" style:family="text">
      <style:text-properties style:text-underline-style="none" officeooo:rsid="004455c2"/>
    </style:style>
    <style:style style:name="T102" style:family="text">
      <style:text-properties style:text-underline-style="none" fo:font-weight="bold" officeooo:rsid="005e33cb" fo:background-color="transparent" loext:char-shading-value="0" style:font-weight-asian="bold" style:font-name-complex="Times New Roman2" style:font-weight-complex="bold"/>
    </style:style>
    <style:style style:name="T103" style:family="text">
      <style:text-properties officeooo:rsid="005ba99f"/>
    </style:style>
    <style:style style:name="T104" style:family="text">
      <style:text-properties officeooo:rsid="00933946"/>
    </style:style>
    <style:style style:name="T105" style:family="text">
      <style:text-properties officeooo:rsid="0046996c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95d628" style:font-weight-asian="bold" style:font-weight-complex="bold"/>
    </style:style>
    <style:style style:name="T108" style:family="text">
      <style:text-properties officeooo:rsid="0095d62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4">Министерство науки и высшего образования Российской Федерации</text:p>
      <text:p text:style-name="P76">Федеральное автономное образовательное учреждение</text:p>
      <text:p text:style-name="P76">высшего образования</text:p>
      <text:p text:style-name="P76"/>
      <text:h text:style-name="P175" text:outline-level="8">Пермский национальный исследовательский</text:h>
      <text:h text:style-name="P175" text:outline-level="8">политехнический университет</text:h>
      <text:p text:style-name="P50"/>
      <text:p text:style-name="P54">Гуманитарный факультет</text:p>
      <text:p text:style-name="P54">Кафедра Экономика и финансы</text:p>
      <text:p text:style-name="P53"/>
      <text:p text:style-name="P53"/>
      <text:p text:style-name="P53"/>
      <text:p text:style-name="P53"/>
      <text:p text:style-name="P53"/>
      <text:p text:style-name="P53"/>
      <text:p text:style-name="P51">АНАЛИТИЧЕСКИЙ ОТЧЕТ №2</text:p>
      <text:p text:style-name="P51"/>
      <text:p text:style-name="P52">ЭКОНОМИКА ПРЕДПРИЯТИЯ.</text:p>
      <text:p text:style-name="P52">ЭФФЕКТИВНОСТЬ ИНВЕСТИЦИОННОГО ПРОЕКТА»</text:p>
      <text:p text:style-name="P66">Вариант <text:s/>№ : <text:span text:style-name="T62">12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Выполнил <text:s/>студент______________/ <text:span text:style-name="T63">Э.Ю. Миннахметов</text:span><text:span text:style-name="T62"> </text:span>/</text:p>
      <text:p text:style-name="P81">(подпись)<text:tab/> (инициалы, фамилия)</text:p>
      <text:p text:style-name="P80">Группа <text:span text:style-name="T63">РИС-19-1б</text:span></text:p>
      <text:p text:style-name="P79"/>
      <text:p text:style-name="P82"/>
      <text:p text:style-name="P79">Проверил__________/ <text:span text:style-name="T63">Е.К. Климова</text:span><text:span text:style-name="T62"> </text:span>/</text:p>
      <text:p text:style-name="P86"><text:tab/><text:tab/><text:tab/><text:tab/><text:tab/><text:tab/> (подпись)<text:tab/> <text:s text:c="11"/>(инициалы, фамилия)</text:p>
      <text:p text:style-name="P83"/>
      <text:p text:style-name="P83">Дата защиты __________ <text:tab/>Оценка_____________</text:p>
      <text:p text:style-name="P84"/>
      <text:p text:style-name="P85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Пермь</text:p>
      <text:p text:style-name="P77">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8">СОДЕРЖАНИЕ</text:p>
            <text:p text:style-name="P49"/>
          </text:index-title>
          <text:p text:style-name="P30"><text:span text:style-name="T10">ВВЕДЕНИЕ</text:span><text:a xlink:type="simple" xlink:href="#__RefHeading___Toc844_4149854179" text:style-name="Index_20_Link" text:visited-style-name="Index_20_Link"><text:span text:style-name="T6"><text:tab/></text:span></text:a><text:span text:style-name="T7">3</text:span></text:p>
          <text:p text:style-name="P29"><text:span text:style-name="T6">1 ПОСТАНОВКА ЗАДАЧИ ВАРИАНТА</text:span><text:span text:style-name="T8"> 1</text:span><text:span text:style-name="T10">2</text:span><text:a xlink:type="simple" xlink:href="#__RefHeading___Toc844_4149854179" text:style-name="Index_20_Link" text:visited-style-name="Index_20_Link"><text:span text:style-name="T4"><text:tab/></text:span></text:a><text:span text:style-name="T7">4</text:span></text:p>
          <text:p text:style-name="P29"><text:span text:style-name="T12">2 АНАЛИЗ БИЗНЕС-ПРОЕКТА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29"><text:span text:style-name="T12">2.1 Амортизация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29"><text:span text:style-name="T12">2.2 Себестоимости товаров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29"><text:span text:style-name="T12">2.3 Рентабельность операций и капиталов</text:span><text:a xlink:type="simple" xlink:href="#__RefHeading___Toc844_4149854179" text:style-name="Index_20_Link" text:visited-style-name="Index_20_Link"><text:span text:style-name="T7"><text:tab/></text:span></text:a><text:span text:style-name="T7">10</text:span></text:p>
          <text:p text:style-name="P29"><text:span text:style-name="T12">2.4 Показатели эффективности</text:span><text:a xlink:type="simple" xlink:href="#__RefHeading___Toc844_4149854179" text:style-name="Index_20_Link" text:visited-style-name="Index_20_Link"><text:span text:style-name="T7"><text:tab/></text:span></text:a><text:span text:style-name="T7">12</text:span></text:p>
          <text:p text:style-name="P29"><text:span text:style-name="T12">2.5 Показатели рентабельности проекта</text:span><text:a xlink:type="simple" xlink:href="#__RefHeading___Toc844_4149854179" text:style-name="Index_20_Link" text:visited-style-name="Index_20_Link"><text:span text:style-name="T7"><text:tab/></text:span></text:a><text:span text:style-name="T7">1</text:span><text:span text:style-name="T11">2</text:span></text:p>
          <text:p text:style-name="P29"><text:span text:style-name="T12">2.6 Выгодность проекта</text:span><text:a xlink:type="simple" xlink:href="#__RefHeading___Toc844_4149854179" text:style-name="Index_20_Link" text:visited-style-name="Index_20_Link"><text:span text:style-name="T7"><text:tab/></text:span></text:a><text:span text:style-name="T7">14</text:span></text:p>
          <text:p text:style-name="P28"><text:span text:style-name="T5">ЗАКЛЮЧЕНИЕ</text:span><text:a xlink:type="simple" xlink:href="#__RefHeading___Toc844_4149854179" text:style-name="Index_20_Link" text:visited-style-name="Index_20_Link"><text:span text:style-name="T4"><text:tab/></text:span></text:a><text:span text:style-name="T9">17</text:span></text:p>
          <text:p text:style-name="P28"><text:span text:style-name="T13">СПИСОК ИСПОЛЬЗОВАННЫХ ИСТОЧНИКОВ</text:span><text:a xlink:type="simple" xlink:href="#__RefHeading___Toc844_4149854179" text:style-name="Index_20_Link" text:visited-style-name="Index_20_Link"><text:span text:style-name="T4"><text:tab/>1</text:span></text:a><text:span text:style-name="T9">8</text:span></text:p>
        </text:index-body>
      </text:table-of-content>
      <text:p text:style-name="P22"/>
      <text:p text:style-name="P27">ВВЕДЕНИЕ</text:p>
      <text:p text:style-name="P25"/>
      <text:p text:style-name="P25">Современный подход к ведению успешного бизнеса требует построения бизнес-проекта, в котором будут учтены все затраты и доходы и, на основе них, вычислены показатели эффективности. Проект невозможен без первоначальных вложений, которые могут осуществить инвесторы или предоставить банки. Построение такого бизнес-проекта будет осуществлено в данном аналитическом отчете.</text:p>
      <text:p text:style-name="P25"><text:span text:style-name="T106">Цель</text:span> <text:span text:style-name="T108">работы</text:span>: рассчитать выгодность проекта.</text:p>
      <text:p text:style-name="P25">Для выполнения поставленной цели необходимо решить следующие <text:span text:style-name="T106">задачи</text:span>:</text:p>
      <text:p text:style-name="P25">1) рассчитать сумму амортизации за один отчетный период;</text:p>
      <text:p text:style-name="P25">2) выполнить калькуляцию полной себестоимости единицы каждого вида товара;</text:p>
      <text:p text:style-name="P25">3) определить рентабельность затрат, продаж, основного капитала, оборотного капитала;</text:p>
      <text:p text:style-name="P25">4) вычислить показатели эффективности проекта;</text:p>
      <text:p text:style-name="P25">5) вычислить показатели рентабельности проекта;</text:p>
      <text:p text:style-name="P25">6) определить выгодность проекта.</text:p>
      <text:p text:style-name="P26">1 ПОСТАНОВКА ЗАДАЧИ ВАРИАНТА 1<text:span text:style-name="T81">2</text:span></text:p>
      <text:p text:style-name="P23"/>
      <text:p text:style-name="P24">Данные, необходимые для выполнения аналитического отчета, представлены на таблице 1.</text:p>
      <text:p text:style-name="P24"/>
      <text:p text:style-name="P24">Таблица 1. Данные 12 варианта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632211637328">
          <table:table-cell table:style-name="Таблица2.A1" office:value-type="string">
            <text:p text:style-name="P67">Показатель</text:p>
          </table:table-cell>
          <table:table-cell table:style-name="Таблица2.B1" office:value-type="string">
            <text:p text:style-name="P68">Данные</text:p>
          </table:table-cell>
        </table:table-row>
        <table:table-row table:style-name="TableLine94632213811888">
          <table:table-cell table:style-name="Таблица2.A2" office:value-type="string">
            <text:p text:style-name="P55">Объем производства и продаж товара 1, шт.</text:p>
          </table:table-cell>
          <table:table-cell table:style-name="Таблица2.B2" office:value-type="string">
            <text:p text:style-name="P56">5500</text:p>
          </table:table-cell>
        </table:table-row>
        <table:table-row table:style-name="TableLine94632213870032">
          <table:table-cell table:style-name="Таблица2.A2" office:value-type="string">
            <text:p text:style-name="P55">Объем производства и продаж товара <text:span text:style-name="T62">2</text:span>, шт.</text:p>
          </table:table-cell>
          <table:table-cell table:style-name="Таблица2.B2" office:value-type="string">
            <text:p text:style-name="P56">3000</text:p>
          </table:table-cell>
        </table:table-row>
        <table:table-row table:style-name="TableLine94632213870688">
          <table:table-cell table:style-name="Таблица2.A2" office:value-type="string">
            <text:p text:style-name="P55">Объем производства и продаж товара <text:span text:style-name="T62">3</text:span>, шт.</text:p>
          </table:table-cell>
          <table:table-cell table:style-name="Таблица2.B2" office:value-type="string">
            <text:p text:style-name="P56"><text:span text:style-name="T62">5</text:span>000</text:p>
          </table:table-cell>
        </table:table-row>
        <table:table-row table:style-name="TableLine94632213871424">
          <table:table-cell table:style-name="Таблица2.A2" office:value-type="string">
            <text:p text:style-name="P55">Материалы Т1, руб.</text:p>
          </table:table-cell>
          <table:table-cell table:style-name="Таблица2.B2" office:value-type="string">
            <text:p text:style-name="P56">250</text:p>
          </table:table-cell>
        </table:table-row>
        <table:table-row table:style-name="TableLine94632213872240">
          <table:table-cell table:style-name="Таблица2.A2" office:value-type="string">
            <text:p text:style-name="P55">Материалы Т<text:span text:style-name="T62">2</text:span>, руб.</text:p>
          </table:table-cell>
          <table:table-cell table:style-name="Таблица2.B2" office:value-type="string">
            <text:p text:style-name="P56">250</text:p>
          </table:table-cell>
        </table:table-row>
        <table:table-row table:style-name="TableLine94632213873008">
          <table:table-cell table:style-name="Таблица2.A2" office:value-type="string">
            <text:p text:style-name="P55">Материалы Т<text:span text:style-name="T62">3</text:span>, руб.</text:p>
          </table:table-cell>
          <table:table-cell table:style-name="Таблица2.B2" office:value-type="string">
            <text:p text:style-name="P69">400</text:p>
          </table:table-cell>
        </table:table-row>
        <table:table-row table:style-name="TableLine94632213873824">
          <table:table-cell table:style-name="Таблица2.A2" office:value-type="string">
            <text:p text:style-name="P55">Сдельная ЗП Т1, руб.</text:p>
          </table:table-cell>
          <table:table-cell table:style-name="Таблица2.B2" office:value-type="string">
            <text:p text:style-name="P69">110</text:p>
          </table:table-cell>
        </table:table-row>
        <table:table-row table:style-name="TableLine94632213874640">
          <table:table-cell table:style-name="Таблица2.A2" office:value-type="string">
            <text:p text:style-name="P55">Сдельная ЗП Т<text:span text:style-name="T62">2</text:span>, руб.</text:p>
          </table:table-cell>
          <table:table-cell table:style-name="Таблица2.B2" office:value-type="string">
            <text:p text:style-name="P69">100</text:p>
          </table:table-cell>
        </table:table-row>
        <table:table-row table:style-name="TableLine94632213875648">
          <table:table-cell table:style-name="Таблица2.A2" office:value-type="string">
            <text:p text:style-name="P55">Сдельная ЗП Т<text:span text:style-name="T62">3</text:span>, руб.</text:p>
          </table:table-cell>
          <table:table-cell table:style-name="Таблица2.B2" office:value-type="string">
            <text:p text:style-name="P69">80</text:p>
          </table:table-cell>
        </table:table-row>
        <table:table-row table:style-name="TableLine94632213876464">
          <table:table-cell table:style-name="Таблица2.A2" office:value-type="string">
            <text:p text:style-name="P55">Первоначальная стоимость оборудования, руб.</text:p>
          </table:table-cell>
          <table:table-cell table:style-name="Таблица2.B2" office:value-type="string">
            <text:p text:style-name="P69">1 900 000</text:p>
          </table:table-cell>
        </table:table-row>
        <table:table-row table:style-name="TableLine94632213877280">
          <table:table-cell table:style-name="Таблица2.A2" office:value-type="string">
            <text:p text:style-name="P55">Срок полезного использования оборудования, лет</text:p>
          </table:table-cell>
          <table:table-cell table:style-name="Таблица2.B2" office:value-type="string">
            <text:p text:style-name="P69">10</text:p>
          </table:table-cell>
        </table:table-row>
        <table:table-row table:style-name="TableLine94632213878096">
          <table:table-cell table:style-name="Таблица2.A2" office:value-type="string">
            <text:p text:style-name="P55"><text:span text:style-name="T64">О</text:span>клады АУП за год по предприятию, руб.</text:p>
          </table:table-cell>
          <table:table-cell table:style-name="Таблица2.B2" office:value-type="string">
            <text:p text:style-name="P69">1 200 000</text:p>
          </table:table-cell>
        </table:table-row>
        <table:table-row table:style-name="TableLine94632213878912">
          <table:table-cell table:style-name="Таблица2.A2" office:value-type="string">
            <text:p text:style-name="P55"><text:span text:style-name="T64">Р</text:span>асходы на содержание и эксплуатацию оборудования, руб.</text:p>
          </table:table-cell>
          <table:table-cell table:style-name="Таблица2.B2" office:value-type="string">
            <text:p text:style-name="P69">500 000</text:p>
          </table:table-cell>
        </table:table-row>
        <table:table-row table:style-name="TableLine94632213879728">
          <table:table-cell table:style-name="Таблица2.A2" office:value-type="string">
            <text:p text:style-name="P55">Услуги связи, руб.</text:p>
          </table:table-cell>
          <table:table-cell table:style-name="Таблица2.B2" office:value-type="string">
            <text:p text:style-name="P69">150 000</text:p>
          </table:table-cell>
        </table:table-row>
        <table:table-row table:style-name="TableLine94632213880544">
          <table:table-cell table:style-name="Таблица2.A2" office:value-type="string">
            <text:p text:style-name="P55">Аренда помещения, руб.</text:p>
          </table:table-cell>
          <table:table-cell table:style-name="Таблица2.B2" office:value-type="string">
            <text:p text:style-name="P69">1 000 000</text:p>
          </table:table-cell>
        </table:table-row>
        <table:table-row table:style-name="TableLine94632213881360">
          <table:table-cell table:style-name="Таблица2.A2" office:value-type="string">
            <text:p text:style-name="P55">Прочие общехозяйственные расходы, руб.</text:p>
          </table:table-cell>
          <table:table-cell table:style-name="Таблица2.B2" office:value-type="string">
            <text:p text:style-name="P69">170 000</text:p>
          </table:table-cell>
        </table:table-row>
        <table:table-row table:style-name="TableLine94632213882208">
          <table:table-cell table:style-name="Таблица2.A2" office:value-type="string">
            <text:p text:style-name="P55">Затраты на рекламу, руб.</text:p>
          </table:table-cell>
          <table:table-cell table:style-name="Таблица2.B2" office:value-type="string">
            <text:p text:style-name="P69">160 000</text:p>
          </table:table-cell>
        </table:table-row>
        <table:table-row table:style-name="TableLine94632213883056">
          <table:table-cell table:style-name="Таблица2.A2" office:value-type="string">
            <text:p text:style-name="P55">Величина оборотных средств, руб.</text:p>
          </table:table-cell>
          <table:table-cell table:style-name="Таблица2.B2" office:value-type="string">
            <text:p text:style-name="P69">6 000 000</text:p>
          </table:table-cell>
        </table:table-row>
        <table:table-row table:style-name="TableLine94632213883904">
          <table:table-cell table:style-name="Таблица2.A2" office:value-type="string">
            <text:p text:style-name="P55">Цена товара 1, руб.</text:p>
          </table:table-cell>
          <table:table-cell table:style-name="Таблица2.B2" office:value-type="string">
            <text:p text:style-name="P69">1 000</text:p>
          </table:table-cell>
        </table:table-row>
        <table:table-row table:style-name="TableLine94632213884752">
          <table:table-cell table:style-name="Таблица2.A2" office:value-type="string">
            <text:p text:style-name="P55">Цена товара <text:span text:style-name="T62">2</text:span>, руб.</text:p>
          </table:table-cell>
          <table:table-cell table:style-name="Таблица2.B2" office:value-type="string">
            <text:p text:style-name="P69">600</text:p>
          </table:table-cell>
        </table:table-row>
        <table:table-row table:style-name="TableLine94632213885600">
          <table:table-cell table:style-name="Таблица2.A2" office:value-type="string">
            <text:p text:style-name="P55">Цена товара <text:span text:style-name="T62">3</text:span>, руб.</text:p>
          </table:table-cell>
          <table:table-cell table:style-name="Таблица2.B2" office:value-type="string">
            <text:p text:style-name="P69">800</text:p>
          </table:table-cell>
        </table:table-row>
        <table:table-row table:style-name="TableLine94632213886448">
          <table:table-cell table:style-name="Таблица2.A2" office:value-type="string">
            <text:p text:style-name="P55">Доход от использования оборудования в 1 год</text:p>
          </table:table-cell>
          <table:table-cell table:style-name="Таблица2.B2" office:value-type="string">
            <text:p text:style-name="P69">420 000</text:p>
          </table:table-cell>
        </table:table-row>
        <table:table-row table:style-name="TableLine94632213887296">
          <table:table-cell table:style-name="Таблица2.A2" office:value-type="string">
            <text:p text:style-name="P55">Доход от использования оборудования в <text:span text:style-name="T62">2</text:span> год</text:p>
          </table:table-cell>
          <table:table-cell table:style-name="Таблица2.B2" office:value-type="string">
            <text:p text:style-name="P69">400 000</text:p>
          </table:table-cell>
        </table:table-row>
        <table:table-row table:style-name="TableLine94632213888144">
          <table:table-cell table:style-name="Таблица2.A2" office:value-type="string">
            <text:p text:style-name="P55">Доход от использования оборудования в <text:span text:style-name="T62">3</text:span> год</text:p>
          </table:table-cell>
          <table:table-cell table:style-name="Таблица2.B2" office:value-type="string">
            <text:p text:style-name="P69">450 000</text:p>
          </table:table-cell>
        </table:table-row>
        <table:table-row table:style-name="TableLine94632213888992">
          <table:table-cell table:style-name="Таблица2.A2" office:value-type="string">
            <text:p text:style-name="P55"><text:span text:style-name="T62">С</text:span>тавка банковского процента</text:p>
          </table:table-cell>
          <table:table-cell table:style-name="Таблица2.B2" office:value-type="string">
            <text:p text:style-name="P69">22</text:p>
          </table:table-cell>
        </table:table-row>
        <table:table-row table:style-name="TableLine94632213889840">
          <table:table-cell table:style-name="Таблица2.A2" office:value-type="string">
            <text:p text:style-name="P55">Цена продажи оборудования</text:p>
          </table:table-cell>
          <table:table-cell table:style-name="Таблица2.B2" office:value-type="string">
            <text:p text:style-name="P69">1 500 000</text:p>
          </table:table-cell>
        </table:table-row>
      </table:table>
      <text:p text:style-name="P3"/>
      <text:p text:style-name="P4">Из предоставленных данных следует, что:</text:p>
      <text:list xml:id="list856503403" text:style-name="L1">
        <text:list-item>
          <text:p text:style-name="P176">первоначальная стоимость оборудования — 1 900 000 руб.;</text:p>
        </text:list-item>
        <text:list-item>
          <text:p text:style-name="P176">срок полезного использования оборудования — 10 лет;</text:p>
        </text:list-item>
        <text:list-item>
          <text:p text:style-name="P176"><text:soft-page-break/>оклады АУП за год по предприятию — 1 200 000 руб.;</text:p>
        </text:list-item>
        <text:list-item>
          <text:p text:style-name="P176">расходы на содержание и эксплуатацию оборудования, услуги связи, аренду помещения и прочие общехозяйственные расходы за год по предприятию в целом:</text:p>
          <text:p text:style-name="P177">500 000 + 150 000 + 1 000 000 + 170 000 = 1 820 000 руб.;</text:p>
        </text:list-item>
        <text:list-item>
          <text:p text:style-name="P176">затраты на рекламу за год по предприятию в целом — 160 000 руб.;</text:p>
        </text:list-item>
        <text:list-item>
          <text:p text:style-name="P176">величина оборотных средств предприятия — 6 000 000 руб.</text:p>
        </text:list-item>
      </text:list>
      <text:p text:style-name="P112">Вывод, <text:span text:style-name="T1">были представлены данные, необходимые для выполнения аналитического отчета. Теперь следует начать выполнение такового.</text:span></text:p>
      <text:p text:style-name="P20">2 АНАЛИЗ БИЗНЕС-ПРОЕКТА</text:p>
      <text:p text:style-name="P8"/>
      <text:p text:style-name="P7">2.1 Амортизация</text:p>
      <text:p text:style-name="P9">Амортизация начисляется только на производственное оборудование, на арендованное помещение амортизация не начисляется.<text:span text:style-name="T87">[1]</text:span></text:p>
      <text:p text:style-name="P5"><text:span text:style-name="T3">Н</text:span><text:span text:style-name="T66">а</text:span><text:span text:style-name="T15"> = 1 / Т * 100% = 1 / 10 лет * 100% = 10%</text:span></text:p>
      <text:p text:style-name="P5"><text:span text:style-name="T15">А = С</text:span><text:span text:style-name="T66">перв</text:span><text:span text:style-name="T15"> * Н</text:span><text:span text:style-name="T66">а</text:span><text:span text:style-name="T15"> / 100 = 1 900 000 * 10 / 100 = 190 000 рублей</text:span></text:p>
      <text:p text:style-name="P15">Таким образом, сумма амортизации составляет 190 000 рублей за один отчётный период. Следующим этапом будет вычисление себестоимости единицы каждого вида товара.</text:p>
      <text:p text:style-name="P15"/>
      <text:p text:style-name="P16">2.2 Себестоимости товаров</text:p>
      <text:p text:style-name="P15">Общепроизводственные (цеховые) и общехозяйственные (заводские) расходы распределяются пропорционально основной заработной плате основных рабочих, внепроизводственные (коммерческие) расходы распределяются пропорционально заводской себестоимости.</text:p>
      <text:p text:style-name="P6">Алгоритм выполнения данного задания<text:span text:style-name="T89">[2]</text:span>:</text:p>
      <text:list xml:id="list2088245739" text:style-name="WW8Num70">
        <text:list-header>
          <text:p text:style-name="P178"><text:span text:style-name="T86">1) </text:span>Определить прямые затраты на единицу каждого товара;</text:p>
          <text:p text:style-name="P179"/>
        </text:list-header>
      </text:list>
      <text:p text:style-name="P18">Таблица 2.1 – Прямые затраты на единицу проду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7">Статьи прямых затрат</text:p>
          </table:table-cell>
          <table:table-cell table:style-name="Таблица3.A1" office:value-type="string">
            <text:p text:style-name="P31">Товар 1</text:p>
          </table:table-cell>
          <table:table-cell table:style-name="Таблица3.A1" office:value-type="string">
            <text:p text:style-name="P31">Товар 2</text:p>
          </table:table-cell>
          <table:table-cell table:style-name="Таблица3.A1" office:value-type="string">
            <text:p text:style-name="P31">Товар 3</text:p>
          </table:table-cell>
        </table:table-row>
        <table:table-row table:style-name="Таблица3.1">
          <table:table-cell table:style-name="Таблица3.A1" office:value-type="string">
            <text:p text:style-name="P59">Материалы</text:p>
          </table:table-cell>
          <table:table-cell table:style-name="Таблица3.A1" office:value-type="string">
            <text:p text:style-name="P34">250</text:p>
          </table:table-cell>
          <table:table-cell table:style-name="Таблица3.A1" office:value-type="string">
            <text:p text:style-name="P34">250</text:p>
          </table:table-cell>
          <table:table-cell table:style-name="Таблица3.A1" office:value-type="string">
            <text:p text:style-name="P34">400</text:p>
          </table:table-cell>
        </table:table-row>
        <table:table-row table:style-name="Таблица3.1">
          <table:table-cell table:style-name="Таблица3.A1" office:value-type="string">
            <text:p text:style-name="P59">Сдельная ЗП</text:p>
          </table:table-cell>
          <table:table-cell table:style-name="Таблица3.A1" office:value-type="string">
            <text:p text:style-name="P34">110</text:p>
          </table:table-cell>
          <table:table-cell table:style-name="Таблица3.A1" office:value-type="string">
            <text:p text:style-name="P34">100</text:p>
          </table:table-cell>
          <table:table-cell table:style-name="Таблица3.A1" office:value-type="string">
            <text:p text:style-name="P34">80</text:p>
          </table:table-cell>
        </table:table-row>
        <table:table-row table:style-name="Таблица3.1">
          <table:table-cell table:style-name="Таблица3.A4" office:value-type="string">
            <text:p text:style-name="P60">Взносы на соц. Страхование</text:p>
          </table:table-cell>
          <table:table-cell table:style-name="Таблица3.A4" office:value-type="string">
            <text:p text:style-name="P35">33</text:p>
          </table:table-cell>
          <table:table-cell table:style-name="Таблица3.A4" office:value-type="string">
            <text:p text:style-name="P35">30</text:p>
          </table:table-cell>
          <table:table-cell table:style-name="Таблица3.A4" office:value-type="string">
            <text:p text:style-name="P35">24</text:p>
          </table:table-cell>
        </table:table-row>
        <table:table-row table:style-name="Таблица3.1">
          <table:table-cell table:style-name="Таблица3.A1" office:value-type="string">
            <text:p text:style-name="P57">Итого прямые затраты, руб.</text:p>
          </table:table-cell>
          <table:table-cell table:style-name="Таблица3.A1" office:value-type="string">
            <text:p text:style-name="P34">3<text:span text:style-name="T82">93</text:span></text:p>
          </table:table-cell>
          <table:table-cell table:style-name="Таблица3.A1" office:value-type="string">
            <text:p text:style-name="P34">3<text:span text:style-name="T82">80</text:span></text:p>
          </table:table-cell>
          <table:table-cell table:style-name="Таблица3.A1" office:value-type="string">
            <text:p text:style-name="P35">504</text:p>
          </table:table-cell>
        </table:table-row>
        <table:table-row table:style-name="Таблица3.1">
          <table:table-cell table:style-name="Таблица3.A4" office:value-type="string">
            <text:p text:style-name="P57">Итого прямые затраты по предприятию</text:p>
          </table:table-cell>
          <table:table-cell table:style-name="Таблица3.A4" table:number-columns-spanned="3" office:value-type="string">
            <text:p text:style-name="P34">5 821 500</text:p>
          </table:table-cell>
          <table:covered-table-cell/>
          <table:covered-table-cell/>
        </table:table-row>
      </table:table>
      <text:p text:style-name="P90"/>
      <text:p text:style-name="P18">2) Все косвенные затраты разделить на три группы: общепроизводственные, общехозяйственные расходы, внепроизводственные расходы;</text:p>
      <text:p text:style-name="P90"/>
      <text:p text:style-name="P90"/>
      <text:p text:style-name="P107"><text:soft-page-break/></text:p>
      <text:p text:style-name="P18">Таблица 2.2 – Косвенные затраты предприятия за го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7">Статьи косвенных затрат</text:p>
          </table:table-cell>
          <table:table-cell table:style-name="Таблица4.A1" office:value-type="string">
            <text:p text:style-name="P31">Сумма за год, руб.</text:p>
          </table:table-cell>
          <table:table-cell table:style-name="Таблица4.A1" office:value-type="string">
            <text:p text:style-name="P31">Вид косвенных затрат</text:p>
          </table:table-cell>
        </table:table-row>
        <table:table-row table:style-name="Таблица4.2">
          <table:table-cell table:style-name="Таблица4.A1" office:value-type="string">
            <text:p text:style-name="P57">Амортизационные отчисления</text:p>
          </table:table-cell>
          <table:table-cell table:style-name="Таблица4.A1" office:value-type="string">
            <text:p text:style-name="P34">190 000</text:p>
          </table:table-cell>
          <table:table-cell table:style-name="Таблица4.A1" office:value-type="string">
            <text:p text:style-name="P32"><text:span text:style-name="T91">О</text:span>бщепроизвод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57">Оклады АУП предприятия</text:p>
          </table:table-cell>
          <table:table-cell table:style-name="Таблица4.A1" office:value-type="string">
            <text:p text:style-name="P34">1 200 000</text:p>
          </table:table-cell>
          <table:table-cell table:style-name="Таблица4.A1" office:value-type="string">
            <text:p text:style-name="P36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57">Взносы на соц. Страхование</text:p>
          </table:table-cell>
          <table:table-cell table:style-name="Таблица4.A1" office:value-type="string">
            <text:p text:style-name="P34">360 000</text:p>
          </table:table-cell>
          <table:table-cell table:style-name="Таблица4.A1" office:value-type="string">
            <text:p text:style-name="P36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1"><text:span text:style-name="T64">Р</text:span>асходы на содержание и эксплуатацию об.</text:p>
          </table:table-cell>
          <table:table-cell table:style-name="Таблица4.A1" office:value-type="string">
            <text:p text:style-name="P40">500 000</text:p>
          </table:table-cell>
          <table:table-cell table:style-name="Таблица4.A1" office:value-type="string">
            <text:p text:style-name="P36"><text:span text:style-name="T90">О</text:span>бщепроизвод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2">Услуги связи</text:p>
          </table:table-cell>
          <table:table-cell table:style-name="Таблица4.A1" office:value-type="string">
            <text:p text:style-name="P40">150 000</text:p>
          </table:table-cell>
          <table:table-cell table:style-name="Таблица4.A1" office:value-type="string">
            <text:p text:style-name="P37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2">Аренда помещения</text:p>
          </table:table-cell>
          <table:table-cell table:style-name="Таблица4.A1" office:value-type="string">
            <text:p text:style-name="P40">1 000 000</text:p>
          </table:table-cell>
          <table:table-cell table:style-name="Таблица4.A1" office:value-type="string">
            <text:p text:style-name="P37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62">Прочие общехозяйственные расходы</text:p>
          </table:table-cell>
          <table:table-cell table:style-name="Таблица4.A8" office:value-type="string">
            <text:p text:style-name="P40">170 000</text:p>
          </table:table-cell>
          <table:table-cell table:style-name="Таблица4.A8" office:value-type="string">
            <text:p text:style-name="P37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62">Затраты на рекламу</text:p>
          </table:table-cell>
          <table:table-cell table:style-name="Таблица4.A8" office:value-type="string">
            <text:p text:style-name="P40">160 000</text:p>
          </table:table-cell>
          <table:table-cell table:style-name="Таблица4.A8" office:value-type="string">
            <text:p text:style-name="P38"><text:span text:style-name="T82">В</text:span>непроизводственные расходы</text:p>
          </table:table-cell>
        </table:table-row>
        <table:table-row table:style-name="Таблица4.10">
          <table:table-cell table:style-name="Таблица4.A1" office:value-type="string">
            <text:p text:style-name="P57">Итого косвенные затраты</text:p>
          </table:table-cell>
          <table:table-cell table:style-name="Таблица4.A1" office:value-type="string">
            <text:p text:style-name="P35">3 730 000</text:p>
          </table:table-cell>
          <table:table-cell table:style-name="Таблица4.A1" office:value-type="string">
            <text:p text:style-name="P31">–</text:p>
          </table:table-cell>
        </table:table-row>
      </table:table>
      <text:p text:style-name="P90"/>
      <text:p text:style-name="P146">После составления данной таблицы нужно рассчитать годовую сумму общепроизводственных, общехозяйственных и внепроизводственных расходов в целом по предприятию.</text:p>
      <text:p text:style-name="P146"/>
      <text:p text:style-name="P147">Таблица 2.3 – Косвенные затраты предприятия за год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632213979152">
          <table:table-cell table:style-name="Таблица1.A1" office:value-type="string">
            <text:p text:style-name="P70">Вид косвенных затрат</text:p>
          </table:table-cell>
          <table:table-cell table:style-name="Таблица1.B1" office:value-type="string">
            <text:p text:style-name="P145">Сумма за год, руб.</text:p>
          </table:table-cell>
        </table:table-row>
        <table:table-row table:style-name="TableLine94632214025312">
          <table:table-cell table:style-name="Таблица1.A2" office:value-type="string">
            <text:p text:style-name="P32"><text:span text:style-name="T91">О</text:span>бщепроизводственные расходы</text:p>
          </table:table-cell>
          <table:table-cell table:style-name="Таблица1.B2" office:value-type="string">
            <text:p text:style-name="P70"><text:span text:style-name="T91">690</text:span> 000</text:p>
          </table:table-cell>
        </table:table-row>
        <table:table-row table:style-name="TableLine94632214026464">
          <table:table-cell table:style-name="Таблица1.A2" office:value-type="string">
            <text:p text:style-name="P39">Общехозяйственные расходы</text:p>
          </table:table-cell>
          <table:table-cell table:style-name="Таблица1.B2" office:value-type="string">
            <text:p text:style-name="P70"><text:span text:style-name="T91">2 880</text:span> 000</text:p>
          </table:table-cell>
        </table:table-row>
        <table:table-row table:style-name="TableLine94632214027072">
          <table:table-cell table:style-name="Таблица1.A2" office:value-type="string">
            <text:p text:style-name="P39"><text:span text:style-name="T82">В</text:span>непроизводственные расходы</text:p>
          </table:table-cell>
          <table:table-cell table:style-name="Таблица1.B2" office:value-type="string">
            <text:p text:style-name="P70">160 000</text:p>
          </table:table-cell>
        </table:table-row>
        <table:table-row table:style-name="TableLine94632214027760">
          <table:table-cell table:style-name="Таблица1.A2" office:value-type="string">
            <text:p text:style-name="P63">Итого косвенные затраты</text:p>
          </table:table-cell>
          <table:table-cell table:style-name="Таблица1.B2" office:value-type="string">
            <text:p text:style-name="P70">3 730 000</text:p>
          </table:table-cell>
        </table:table-row>
      </table:table>
      <text:p text:style-name="P146"/>
      <text:p text:style-name="P126">3) Для каждого вида косвенных затрат рассчитать коэффициент косвенных затрат с учетом указанного способа распределения (показать все расчеты);</text:p>
      <text:p text:style-name="P128">В формулах вычисления данных коэффициентов применяются суммы основных заработных плат основных работников в цехе, <text:s/>суммы основных заработных плат основных работников на заводе, <text:s/>суммы основных заработных плат основных работников на предприятии. Следовательно данные показатели необходимо вычислить:</text:p>
      <text:p text:style-name="P128">Для вычисления суммы основных заработных плат основных работников в цехе необходимо сложить произведения количества реализованных товаров со сдельной заработной платы соответствующего товара:</text:p>
      <text:p text:style-name="P129"><text:soft-page-break/></text:p>
      <text:p text:style-name="P130"><text:span text:style-name="T17">S</text:span><text:span text:style-name="T67">осн. з. п. основ. рабоч в цехе </text:span><text:span text:style-name="T17">= </text:span><text:span text:style-name="T22">Σ(С</text:span><text:span text:style-name="T67">осн. з. п. основ. рабоч в цехе </text:span><text:span text:style-name="T70">на товар </text:span><text:span text:style-name="T20">*</text:span><text:span text:style-name="T21">V</text:span><text:span text:style-name="T71">производства товара</text:span><text:span text:style-name="T22">)</text:span></text:p>
      <text:p text:style-name="P129"><text:span text:style-name="T17">S</text:span><text:span text:style-name="T67">осн. з. п. основ. рабоч в цехе </text:span><text:span text:style-name="T17">= 5500*110 + 3000*100 + 5000*80 = 1 305 000</text:span></text:p>
      <text:p text:style-name="P148"/>
      <text:p text:style-name="P131"><text:span text:style-name="T17">S</text:span><text:span text:style-name="T67">осн. з. п. основ. рабоч на заводе </text:span><text:span text:style-name="T17">= S</text:span><text:span text:style-name="T67">осн. з. п. основ. рабоч в цехе <text:s/></text:span><text:span text:style-name="T23">+ </text:span><text:span text:style-name="T17">S</text:span><text:span text:style-name="T72">окладов АУП</text:span></text:p>
      <text:p text:style-name="P129"><text:span text:style-name="T17">S</text:span><text:span text:style-name="T67">осн. з. п. основ. рабоч на заводе </text:span><text:span text:style-name="T17">= </text:span><text:span text:style-name="T18">1 </text:span><text:span text:style-name="T17">305 000</text:span></text:p>
      <text:p text:style-name="P121"/>
      <text:p text:style-name="P135">Далее, становится возможным вычислить требуемые коэффициенты:</text:p>
      <text:p text:style-name="P121"/>
      <text:p text:style-name="P128">K<text:span text:style-name="T65">общепр. </text:span><text:span text:style-name="T67">р</text:span><text:span text:style-name="T65">асходов</text:span><text:span text:style-name="T14"> = S</text:span><text:span text:style-name="T65">общепр. </text:span><text:span text:style-name="T67">р</text:span><text:span text:style-name="T65">асходов</text:span><text:span text:style-name="T14"> / S</text:span><text:span text:style-name="T65">осн. з. п. основ. рабоч в цехе </text:span><text:span text:style-name="T17">= </text:span><text:span text:style-name="T30">690</text:span><text:span text:style-name="T17"> 000 / 1 305 000 = </text:span><text:span text:style-name="T30">0,53</text:span></text:p>
      <text:p text:style-name="P132"><text:span text:style-name="T17">K</text:span><text:span text:style-name="T67">общехоз. расходов</text:span><text:span text:style-name="T17"> = S</text:span><text:span text:style-name="T67">общехоз. расходов</text:span><text:span text:style-name="T17"> / S</text:span><text:span text:style-name="T67">осн. з. п. основ. рабоч на заводе </text:span><text:span text:style-name="T17">= </text:span><text:span text:style-name="T30">2 880</text:span><text:span text:style-name="T18"> 000 / 1 </text:span><text:span text:style-name="T17">305 000</text:span><text:span text:style-name="T18"> = </text:span><text:span text:style-name="T30">2,21</text:span></text:p>
      <text:p text:style-name="P132"><text:span text:style-name="T17">K</text:span><text:span text:style-name="T68">РСЭО</text:span><text:span text:style-name="T17"> = S</text:span><text:span text:style-name="T68">РСЭО цеха</text:span><text:span text:style-name="T17"> / S</text:span><text:span text:style-name="T67">осн. з. п. основ. рабоч на заводе </text:span><text:span text:style-name="T17">= </text:span><text:span text:style-name="T18">500 000 / 1 </text:span><text:span text:style-name="T17">305 000</text:span><text:span text:style-name="T18"> = 0,38</text:span></text:p>
      <text:p text:style-name="P121"/>
      <text:p text:style-name="P126">4) Рассчитать величину общепроизводственных и общехозяйственных расходов, внепроизводственных расходов на единицу каждого товара;</text:p>
      <text:p text:style-name="P122"/>
      <text:p text:style-name="P136">Помимо величин <text:s/>общепроизводственных, общехозяйственных расходов и <text:s/>внепроизводственных расходов, потребуются коэффициенты затрат на каждый вид товара. Вычисление <text:span text:style-name="T84">будут проводиться по формулам</text:span>:</text:p>
      <text:p text:style-name="P137"/>
      <text:p text:style-name="P139"><text:span text:style-name="T17">К</text:span><text:span text:style-name="T67">общепр расходов</text:span><text:span text:style-name="T17"> = S</text:span><text:span text:style-name="T67">общепр. Расходов</text:span><text:span text:style-name="T17"> / S</text:span><text:span text:style-name="T67">осн. з. п. основ. рабоч в цехе</text:span></text:p>
      <text:p text:style-name="P139"><text:span text:style-name="T17">К</text:span><text:span text:style-name="T67">обще</text:span><text:span text:style-name="T76">хоз</text:span><text:span text:style-name="T67"> расходов</text:span><text:span text:style-name="T17"> = S</text:span><text:span text:style-name="T67">обще</text:span><text:span text:style-name="T76">хоз</text:span><text:span text:style-name="T67">. Расходов</text:span><text:span text:style-name="T17"> / S</text:span><text:span text:style-name="T67">осн. з. п. основ. рабоч в цехе</text:span></text:p>
      <text:p text:style-name="P139"><text:span text:style-name="T17">К</text:span><text:span text:style-name="T76">вне</text:span><text:span text:style-name="T67">пр расходов</text:span><text:span text:style-name="T17"> = S</text:span><text:span text:style-name="T76">вне</text:span><text:span text:style-name="T67">пр. Расходов</text:span><text:span text:style-name="T17"> / S</text:span><text:span text:style-name="T67">осн. з. п. основ. рабоч в цехе</text:span></text:p>
      <text:p text:style-name="P156"/>
      <text:p text:style-name="P133"><text:span text:style-name="T17">S</text:span><text:span text:style-name="T67">общепр. Расходов </text:span><text:span text:style-name="T69">на </text:span><text:span text:style-name="T70">единицу товара </text:span><text:span text:style-name="T19">= </text:span><text:span text:style-name="T22">С</text:span><text:span text:style-name="T76">сдельная зп на товар</text:span><text:span text:style-name="T70"> </text:span><text:span text:style-name="T20">* </text:span><text:span text:style-name="T17">К</text:span><text:span text:style-name="T67">общепр расходов</text:span></text:p>
      <text:p text:style-name="P133"><text:span text:style-name="T17">S</text:span><text:span text:style-name="T67">обще</text:span><text:span text:style-name="T76">хоз</text:span><text:span text:style-name="T67">. Расходов </text:span><text:span text:style-name="T69">на </text:span><text:span text:style-name="T70">единицу товара </text:span><text:span text:style-name="T19">= </text:span><text:span text:style-name="T22">С</text:span><text:span text:style-name="T76">сдельная зп на товар</text:span><text:span text:style-name="T70"> </text:span><text:span text:style-name="T20">* </text:span><text:span text:style-name="T17">К</text:span><text:span text:style-name="T67">обще</text:span><text:span text:style-name="T76">хоз</text:span><text:span text:style-name="T67"> расходов</text:span></text:p>
      <text:p text:style-name="P133"><text:span text:style-name="T17">S</text:span><text:span text:style-name="T76">вне</text:span><text:span text:style-name="T67">пр. Расходов </text:span><text:span text:style-name="T69">на </text:span><text:span text:style-name="T70">единицу товара </text:span><text:span text:style-name="T19">= </text:span><text:span text:style-name="T22">С</text:span><text:span text:style-name="T76">сдельная зп на товар</text:span><text:span text:style-name="T70"> </text:span><text:span text:style-name="T20">* </text:span><text:span text:style-name="T17">К</text:span><text:span text:style-name="T76">вне</text:span><text:span text:style-name="T67">пр расходов</text:span></text:p>
      <text:p text:style-name="P122"/>
      <text:p text:style-name="P151"><text:soft-page-break/><text:span text:style-name="T104">Вычисление коэффициентов</text:span>:</text:p>
      <text:p text:style-name="P151"/>
      <text:p text:style-name="P140"><text:span text:style-name="T17">К</text:span><text:span text:style-name="T67">общепр расходов</text:span><text:span text:style-name="T17"> = </text:span><text:span text:style-name="T30">690</text:span><text:span text:style-name="T20"> 000</text:span><text:span text:style-name="T17"> / </text:span><text:span text:style-name="T67"><text:s/></text:span><text:span text:style-name="T17">1 305 000 </text:span><text:span text:style-name="T61">= 0,528736</text:span></text:p>
      <text:p text:style-name="P140"><text:span text:style-name="T17">К</text:span><text:span text:style-name="T67">обще</text:span><text:span text:style-name="T76">хоз</text:span><text:span text:style-name="T67"> расходов</text:span><text:span text:style-name="T17"> = </text:span><text:span text:style-name="T30">2 88</text:span><text:span text:style-name="T18">0 000</text:span><text:span text:style-name="T17"> / </text:span><text:span text:style-name="T67"><text:s/></text:span><text:span text:style-name="T17">1 305 000</text:span><text:span text:style-name="T61"> = 2,206897</text:span></text:p>
      <text:p text:style-name="P152"><text:span text:style-name="T105">К</text:span><text:span text:style-name="T76">вне</text:span><text:span text:style-name="T67">пр расходов</text:span><text:span text:style-name="T105"> = </text:span><text:span text:style-name="T98">160 000</text:span><text:span text:style-name="T105"> / </text:span><text:span text:style-name="T67"><text:s/></text:span><text:span text:style-name="T105">1 305 000 </text:span><text:span text:style-name="T104">= 0,122605</text:span></text:p>
      <text:p text:style-name="P151"/>
      <text:p text:style-name="P136"><text:span text:style-name="T85">Вычисление</text:span> общепроизводственных расходов:</text:p>
      <text:p text:style-name="P123"/>
      <text:p text:style-name="P134"><text:span text:style-name="T20">S</text:span><text:span text:style-name="T70">общепр. </text:span><text:span text:style-name="T67">Р</text:span><text:span text:style-name="T70">асходов </text:span><text:span text:style-name="T69">на </text:span><text:span text:style-name="T70">единицу товара 1</text:span><text:span text:style-name="T20"> </text:span><text:span text:style-name="T19">= </text:span><text:span text:style-name="T23">110</text:span><text:span text:style-name="T17"> * </text:span><text:span text:style-name="T61">0,528736 </text:span><text:span text:style-name="T20">= </text:span><text:span text:style-name="T30">58,16</text:span><text:span text:style-name="T20"> руб</text:span></text:p>
      <text:p text:style-name="P134"><text:span text:style-name="T20">S</text:span><text:span text:style-name="T70">общепр. </text:span><text:span text:style-name="T67">Р</text:span><text:span text:style-name="T70">асходов </text:span><text:span text:style-name="T69">на </text:span><text:span text:style-name="T70">единицу товара 2</text:span><text:span text:style-name="T20"> </text:span><text:span text:style-name="T19">= </text:span><text:span text:style-name="T23">100</text:span><text:span text:style-name="T17"> * </text:span><text:span text:style-name="T61">0,528736 </text:span><text:span text:style-name="T20">= </text:span><text:span text:style-name="T30">52,87</text:span><text:span text:style-name="T20"> руб</text:span></text:p>
      <text:p text:style-name="P134"><text:span text:style-name="T20">S</text:span><text:span text:style-name="T70">общепр. </text:span><text:span text:style-name="T67">Р</text:span><text:span text:style-name="T70">асходов </text:span><text:span text:style-name="T69">на </text:span><text:span text:style-name="T70">единицу товара 3</text:span><text:span text:style-name="T20"> </text:span><text:span text:style-name="T19">= </text:span><text:span text:style-name="T23">80</text:span><text:span text:style-name="T17"> * </text:span><text:span text:style-name="T61">0,528736 </text:span><text:span text:style-name="T20">= </text:span><text:span text:style-name="T30">42,30</text:span><text:span text:style-name="T20"> руб</text:span></text:p>
      <text:p text:style-name="P124"/>
      <text:p text:style-name="P138"><text:span text:style-name="T85">Вычисление</text:span> общехозяйственных расходов:</text:p>
      <text:p text:style-name="P124"/>
      <text:p text:style-name="P134"><text:span text:style-name="T20">S</text:span><text:span text:style-name="T70">общехоз. </text:span><text:span text:style-name="T67">Р</text:span><text:span text:style-name="T70">асходов </text:span><text:span text:style-name="T69">на </text:span><text:span text:style-name="T70">единицу товара 1</text:span><text:span text:style-name="T20"> </text:span><text:span text:style-name="T19">= </text:span><text:span text:style-name="T23">110</text:span><text:span text:style-name="T17"> * </text:span><text:span text:style-name="T61">2,206897</text:span><text:span text:style-name="T20"> = </text:span><text:span text:style-name="T30">242,76</text:span><text:span text:style-name="T20"> руб</text:span></text:p>
      <text:p text:style-name="P134"><text:span text:style-name="T20">S</text:span><text:span text:style-name="T70">общехоз. </text:span><text:span text:style-name="T67">Р</text:span><text:span text:style-name="T70">асходов </text:span><text:span text:style-name="T69">на </text:span><text:span text:style-name="T70">единицу товара 2</text:span><text:span text:style-name="T20"> </text:span><text:span text:style-name="T19">= </text:span><text:span text:style-name="T23">100</text:span><text:span text:style-name="T17"> * </text:span><text:span text:style-name="T61">2,206897</text:span><text:span text:style-name="T20"> = </text:span><text:span text:style-name="T30">220,69</text:span><text:span text:style-name="T20"> руб</text:span></text:p>
      <text:p text:style-name="P134"><text:span text:style-name="T20">S</text:span><text:span text:style-name="T70">общехоз. </text:span><text:span text:style-name="T67">Р</text:span><text:span text:style-name="T70">асходов </text:span><text:span text:style-name="T69">на </text:span><text:span text:style-name="T70">единицу товара 3</text:span><text:span text:style-name="T20"> </text:span><text:span text:style-name="T19">= </text:span><text:span text:style-name="T23">80</text:span><text:span text:style-name="T17"> * </text:span><text:span text:style-name="T61">2,206897</text:span><text:span text:style-name="T20"> = </text:span><text:span text:style-name="T30">176,55</text:span><text:span text:style-name="T23"> </text:span><text:span text:style-name="T20">руб</text:span></text:p>
      <text:p text:style-name="P124"/>
      <text:p text:style-name="P138"><text:span text:style-name="T85">Вычисление</text:span> <text:span text:style-name="T83">внепроизводственных</text:span> расходов:</text:p>
      <text:p text:style-name="P124"/>
      <text:p text:style-name="P134"><text:span text:style-name="T20">S</text:span><text:span text:style-name="T71">внепроизв</text:span><text:span text:style-name="T70">. </text:span><text:span text:style-name="T67">Р</text:span><text:span text:style-name="T70">асходов </text:span><text:span text:style-name="T69">на </text:span><text:span text:style-name="T70">единицу товара 1</text:span><text:span text:style-name="T20"> </text:span><text:span text:style-name="T19">= </text:span><text:span text:style-name="T23">110</text:span><text:span text:style-name="T17"> * </text:span><text:span text:style-name="T61">0,122605</text:span><text:span text:style-name="T20"> = </text:span><text:span text:style-name="T23">13,49</text:span><text:span text:style-name="T20"> руб</text:span></text:p>
      <text:p text:style-name="P134"><text:span text:style-name="T20">S</text:span><text:span text:style-name="T71">внепроизв</text:span><text:span text:style-name="T70">. </text:span><text:span text:style-name="T67">Р</text:span><text:span text:style-name="T70">асходов </text:span><text:span text:style-name="T69">на </text:span><text:span text:style-name="T70">единицу товара 2</text:span><text:span text:style-name="T20"> </text:span><text:span text:style-name="T19">=</text:span><text:span text:style-name="T20"> </text:span><text:span text:style-name="T23">100</text:span><text:span text:style-name="T17"> * </text:span><text:span text:style-name="T61">0,122605</text:span><text:span text:style-name="T20"> = </text:span><text:span text:style-name="T23">12,26</text:span><text:span text:style-name="T20"> руб</text:span></text:p>
      <text:p text:style-name="P134"><text:span text:style-name="T20">S</text:span><text:span text:style-name="T71">внепроизв</text:span><text:span text:style-name="T70">. </text:span><text:span text:style-name="T67">Р</text:span><text:span text:style-name="T70">асходов </text:span><text:span text:style-name="T69">на </text:span><text:span text:style-name="T70">единицу товара 3</text:span><text:span text:style-name="T20"> </text:span><text:span text:style-name="T19">= </text:span><text:span text:style-name="T23">80</text:span><text:span text:style-name="T17"> * </text:span><text:span text:style-name="T61">0,122605</text:span><text:span text:style-name="T20"> = </text:span><text:span text:style-name="T23">9,81</text:span><text:span text:style-name="T20"> руб</text:span></text:p>
      <text:p text:style-name="P121"/>
      <text:p text:style-name="P126">5) Рассчитать полную себестоимость единицы продукции, составить три калькуляции.</text:p>
      <text:p text:style-name="P121"/>
      <text:p text:style-name="P121"/>
      <text:p text:style-name="P121"/>
      <text:p text:style-name="P126"><text:soft-page-break/>Таблица 2.4 – Калькуляция себестоимости единицы продукци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row table:style-name="Таблица5.1">
          <table:table-cell table:style-name="Таблица5.A1" office:value-type="string">
            <text:p text:style-name="P58">Статьи затрат, руб.</text:p>
          </table:table-cell>
          <table:table-cell table:style-name="Таблица5.A1" office:value-type="string">
            <text:p text:style-name="P33">Товар 1</text:p>
          </table:table-cell>
          <table:table-cell table:style-name="Таблица5.A1" office:value-type="string">
            <text:p text:style-name="P33">Товар 2</text:p>
          </table:table-cell>
          <table:table-cell table:style-name="Таблица5.A1" office:value-type="string">
            <text:p text:style-name="P33">Товар 3</text:p>
          </table:table-cell>
        </table:table-row>
        <table:table-row table:style-name="Таблица5.2">
          <table:table-cell table:style-name="Таблица5.A1" office:value-type="string">
            <text:p text:style-name="P58">Материалы</text:p>
          </table:table-cell>
          <table:table-cell table:style-name="Таблица5.A1" office:value-type="string">
            <text:p text:style-name="P41">250</text:p>
          </table:table-cell>
          <table:table-cell table:style-name="Таблица5.A1" office:value-type="string">
            <text:p text:style-name="P41">250</text:p>
          </table:table-cell>
          <table:table-cell table:style-name="Таблица5.A1" office:value-type="string">
            <text:p text:style-name="P41">400</text:p>
          </table:table-cell>
        </table:table-row>
        <table:table-row table:style-name="Таблица5.3">
          <table:table-cell table:style-name="Таблица5.A1" office:value-type="string">
            <text:p text:style-name="P58">Основная заработная плата основных рабочих</text:p>
          </table:table-cell>
          <table:table-cell table:style-name="Таблица5.A1" office:value-type="string">
            <text:p text:style-name="P41">110</text:p>
          </table:table-cell>
          <table:table-cell table:style-name="Таблица5.A1" office:value-type="string">
            <text:p text:style-name="P41">100</text:p>
          </table:table-cell>
          <table:table-cell table:style-name="Таблица5.A1" office:value-type="string">
            <text:p text:style-name="P41">80</text:p>
          </table:table-cell>
        </table:table-row>
        <table:table-row table:style-name="Таблица5.3">
          <table:table-cell table:style-name="Таблица5.A4" office:value-type="string">
            <text:p text:style-name="P60">Взносы на соц. Страхование</text:p>
          </table:table-cell>
          <table:table-cell table:style-name="Таблица5.A4" office:value-type="string">
            <text:p text:style-name="P35">33</text:p>
          </table:table-cell>
          <table:table-cell table:style-name="Таблица5.A4" office:value-type="string">
            <text:p text:style-name="P35">30</text:p>
          </table:table-cell>
          <table:table-cell table:style-name="Таблица5.A4" office:value-type="string">
            <text:p text:style-name="P35">24</text:p>
          </table:table-cell>
        </table:table-row>
        <table:table-row table:style-name="Таблица5.5">
          <table:table-cell table:style-name="Таблица5.A1" office:value-type="string">
            <text:p text:style-name="P64">Общепроизводственные расходы</text:p>
          </table:table-cell>
          <table:table-cell table:style-name="Таблица5.A1" office:value-type="string">
            <text:p text:style-name="P45">58,16</text:p>
          </table:table-cell>
          <table:table-cell table:style-name="Таблица5.A1" office:value-type="string">
            <text:p text:style-name="P45">52,87</text:p>
          </table:table-cell>
          <table:table-cell table:style-name="Таблица5.A1" office:value-type="string">
            <text:p text:style-name="P45">42,30</text:p>
          </table:table-cell>
        </table:table-row>
        <table:table-row table:style-name="Таблица5.6">
          <table:table-cell table:style-name="Таблица5.A1" office:value-type="string">
            <text:p text:style-name="P64">Общехозяйственные расходы</text:p>
          </table:table-cell>
          <table:table-cell table:style-name="Таблица5.A1" office:value-type="string">
            <text:p text:style-name="P45">242,76</text:p>
          </table:table-cell>
          <table:table-cell table:style-name="Таблица5.A1" office:value-type="string">
            <text:p text:style-name="P45">220,69</text:p>
          </table:table-cell>
          <table:table-cell table:style-name="Таблица5.A1" office:value-type="string">
            <text:p text:style-name="P45">176,55</text:p>
          </table:table-cell>
        </table:table-row>
        <table:table-row table:style-name="Таблица5.7">
          <table:table-cell table:style-name="Таблица5.A1" office:value-type="string">
            <text:p text:style-name="P58">Внепроизводственные расходы</text:p>
          </table:table-cell>
          <table:table-cell table:style-name="Таблица5.A1" office:value-type="string">
            <text:p text:style-name="P46">13,49</text:p>
          </table:table-cell>
          <table:table-cell table:style-name="Таблица5.A1" office:value-type="string">
            <text:p text:style-name="P47">12,26</text:p>
          </table:table-cell>
          <table:table-cell table:style-name="Таблица5.A1" office:value-type="string">
            <text:p text:style-name="P46">9,81</text:p>
          </table:table-cell>
        </table:table-row>
        <table:table-row table:style-name="Таблица5.8">
          <table:table-cell table:style-name="Таблица5.A1" office:value-type="string">
            <text:p text:style-name="P58">Полная себестоимость единицы продукции </text:p>
          </table:table-cell>
          <table:table-cell table:style-name="Таблица5.A1" office:value-type="string">
            <text:p text:style-name="P42">707,41</text:p>
          </table:table-cell>
          <table:table-cell table:style-name="Таблица5.A1" office:value-type="string">
            <text:p text:style-name="P42">665,82</text:p>
          </table:table-cell>
          <table:table-cell table:style-name="Таблица5.A1" office:value-type="string">
            <text:p text:style-name="P43">7<text:span text:style-name="T92">32,66</text:span></text:p>
          </table:table-cell>
        </table:table-row>
      </table:table>
      <text:p text:style-name="P91"/>
      <text:p text:style-name="P102">Таким образом, полная себестоимость товара 1 составляет 707,41 руб., товара 2 <text:span text:style-name="T59">—</text:span> 665,82 руб., товара 3 <text:span text:style-name="T59">—</text:span> 732,66 руб., прямые затраты по предприятию <text:span text:style-name="T59">—</text:span> <text:span text:style-name="T96">5 821 500 руб., а косвенные </text:span><text:span text:style-name="T59">—</text:span><text:span text:style-name="T96"> </text:span><text:span text:style-name="T98">3 730 000 руб. Теперь необходимо перейти к определению рентабельности продаж и затрат, а также рентабельности основного и оборотного капиталов.</text:span></text:p>
      <text:p text:style-name="P101"/>
      <text:p text:style-name="P113">2.3 Рентабельность операций и капиталов</text:p>
      <text:p text:style-name="P126">Рассчитать рентабельность продаж, рентабельность затрат, рентабельность основного капитала, рентабельность оборотного капитала (по годовым показателям).</text:p>
      <text:p text:style-name="P103">Алгоритм выполнения данного задания<text:span text:style-name="T88">[3]</text:span>:</text:p>
      <text:list xml:id="list195628959174547" text:continue-numbering="true" text:style-name="WW8Num70">
        <text:list-item>
          <text:p text:style-name="P183"><text:s/>рассчитать годовую выручку предприятия;</text:p>
        </text:list-item>
      </text:list>
      <text:p text:style-name="P160"/>
      <text:p text:style-name="P164">V<text:span text:style-name="T65">р</text:span><text:span text:style-name="T14">=5500*</text:span><text:span text:style-name="T25">1000</text:span><text:span text:style-name="T14"> + 3000*</text:span><text:span text:style-name="T25">600</text:span><text:span text:style-name="T14">+ 5000*</text:span><text:span text:style-name="T25">800</text:span><text:span text:style-name="T14"> = </text:span><text:span text:style-name="T25">11 300 000</text:span></text:p>
      <text:p text:style-name="P160"/>
      <text:list xml:id="list195629282727274" text:continue-numbering="true" text:style-name="WW8Num70">
        <text:list-item>
          <text:p text:style-name="P184"><text:s/>рассчитать полную себестоимость за год; </text:p>
          <text:p text:style-name="P187"/>
          <text:p text:style-name="P188"><text:span text:style-name="T24">c/c</text:span><text:span text:style-name="T73">полн</text:span><text:span text:style-name="T24">=</text:span><text:span text:style-name="T31"> </text:span><text:span text:style-name="T44">S</text:span><text:span text:style-name="T79">косв. з </text:span><text:span text:style-name="T39">+ </text:span><text:span text:style-name="T44">S</text:span><text:span text:style-name="T79">прям. з </text:span><text:span text:style-name="T39">= 3 730 000 + </text:span><text:span text:style-name="T38">5 821 500 = 9 551 500</text:span></text:p>
          <text:p text:style-name="P186"/>
        </text:list-item>
        <text:list-item>
          <text:p text:style-name="P183"><text:s/>рассчитать годовую прибыль от продаж;</text:p>
        </text:list-item>
      </text:list>
      <text:p text:style-name="P160"/>
      <text:p text:style-name="P165">П = V<text:span text:style-name="T65">р</text:span><text:span text:style-name="T14"> — с/с</text:span><text:span text:style-name="T65">полн</text:span><text:span text:style-name="T14">=11 300 000 — </text:span><text:span text:style-name="T38">9 551 500</text:span><text:span text:style-name="T14"> = </text:span><text:span text:style-name="T31">1 748 500</text:span></text:p>
      <text:p text:style-name="P160"><text:soft-page-break/></text:p>
      <text:list xml:id="list195628218244351" text:continue-numbering="true" text:style-name="WW8Num70">
        <text:list-item>
          <text:p text:style-name="P183"><text:s/>рассчитать рентабельность продаж, рентабельность затрат;</text:p>
        </text:list-item>
      </text:list>
      <text:p text:style-name="P161"/>
      <text:p text:style-name="P166"><text:span text:style-name="T14">р</text:span><text:span text:style-name="T65">о </text:span><text:span text:style-name="T14">= П / <text:s/>V</text:span><text:span text:style-name="T65">р </text:span><text:span text:style-name="T14">* 100% = </text:span><text:span text:style-name="T31">1 748 500</text:span><text:span text:style-name="T14"> / 11 300 000 * 100% = 1</text:span><text:span text:style-name="T32">5,47</text:span><text:span text:style-name="T14">%</text:span></text:p>
      <text:p text:style-name="P166"><text:span text:style-name="T14">р</text:span><text:span text:style-name="T77">з</text:span><text:span text:style-name="T65"> </text:span><text:span text:style-name="T14">= П / <text:s/>с/с</text:span><text:span text:style-name="T65">полн </text:span><text:span text:style-name="T14">* 100% = </text:span><text:span text:style-name="T31">1 748 500</text:span><text:span text:style-name="T14"> / </text:span><text:span text:style-name="T24">9 </text:span><text:span text:style-name="T31">551 500</text:span><text:span text:style-name="T14">* 100% = </text:span><text:span text:style-name="T32">18,31</text:span><text:span text:style-name="T14">%</text:span></text:p>
      <text:p text:style-name="P160"/>
      <text:list xml:id="list195628772192946" text:continue-numbering="true" text:style-name="WW8Num70">
        <text:list-item>
          <text:p text:style-name="P183"><text:s/>рассчитать остаточную стоимость основных средств (на конец первого года);</text:p>
        </text:list-item>
      </text:list>
      <text:p text:style-name="P162"/>
      <text:p text:style-name="P167"><text:span text:style-name="T14">S</text:span><text:span text:style-name="T65">ост</text:span><text:span text:style-name="T14"> = S</text:span><text:span text:style-name="T65">перв</text:span><text:span text:style-name="T14"> - А</text:span></text:p>
      <text:p text:style-name="P168"><text:span text:style-name="T14">S</text:span><text:span text:style-name="T65">кг</text:span><text:span text:style-name="T14"> = </text:span><text:span text:style-name="T26">1 900 000 - </text:span><text:span text:style-name="T31">190 000</text:span><text:span text:style-name="T26"> = </text:span><text:span text:style-name="T32">1 710 000</text:span></text:p>
      <text:p text:style-name="P160"/>
      <text:list xml:id="list195629914358645" text:continue-numbering="true" text:style-name="WW8Num70">
        <text:list-item>
          <text:p text:style-name="P183"><text:s/>найти среднегодовую стоимость основных средств;</text:p>
        </text:list-item>
      </text:list>
      <text:p text:style-name="P158"/>
      <text:p text:style-name="P159">S<text:span text:style-name="T65">осн ср</text:span><text:span text:style-name="T14"> = (</text:span><text:span text:style-name="T50">S</text:span><text:span text:style-name="T80">кг</text:span><text:span text:style-name="T50"> + </text:span><text:span text:style-name="T14">S</text:span><text:span text:style-name="T65">н</text:span><text:span text:style-name="T80">г</text:span><text:span text:style-name="T14">) / 2 = (</text:span><text:span text:style-name="T32">1 710 000</text:span><text:span text:style-name="T14"> + 1 900 000) / 2 = </text:span><text:span text:style-name="T33">1 805 000</text:span></text:p>
      <text:p text:style-name="P158"/>
      <text:p text:style-name="P101">Остаточную и среднегодовую стоимость считаем только по оборудованию, поскольку помещение взято в аренду.</text:p>
      <text:list xml:id="list195630190082449" text:continue-numbering="true" text:style-name="WW8Num70">
        <text:list-item>
          <text:p text:style-name="P185"><text:s/>рассчитать рентабельность основного капитала, при его расчете учитываются основные средства, находящиеся в собственности предприятия; арендованные основные средства не учитываются.</text:p>
        </text:list-item>
      </text:list>
      <text:p text:style-name="P163"/>
      <text:p text:style-name="P169">Р<text:span text:style-name="T65">осн кап</text:span><text:span text:style-name="T14"> = П</text:span><text:span text:style-name="T65">до налог</text:span><text:span text:style-name="T14"> / S</text:span><text:span text:style-name="T65">осн ср</text:span><text:span text:style-name="T14"> * 100%</text:span></text:p>
      <text:p text:style-name="P173"/>
      <text:p text:style-name="P173">Прибыль до налогообложения соответствует прибыли от реализации, поскольку рабочий год не сопровождался прочими доходами и расходами. Поэтому:</text:p>
      <text:p text:style-name="P173"/>
      <text:p text:style-name="P170"><text:span text:style-name="T14">Р</text:span><text:span text:style-name="T65">осн кап</text:span><text:span text:style-name="T14"> = </text:span><text:span text:style-name="T31">1 748 500</text:span><text:span text:style-name="T14"> / </text:span><text:span text:style-name="T33">1 805 000</text:span><text:span text:style-name="T14"> * 100% =</text:span><text:span text:style-name="T32"> 96,87</text:span><text:span text:style-name="T27">%</text:span></text:p>
      <text:p text:style-name="P163"><text:soft-page-break/></text:p>
      <text:list xml:id="list195628372367512" text:continue-numbering="true" text:style-name="WW8Num70">
        <text:list-item>
          <text:p text:style-name="P180">рассчитать рентабельность оборотного капитала</text:p>
        </text:list-item>
      </text:list>
      <text:p text:style-name="P104"/>
      <text:p text:style-name="P171"><text:span text:style-name="T14">Р</text:span><text:span text:style-name="T65">осн кап</text:span><text:span text:style-name="T14"> = П</text:span><text:span text:style-name="T65">до налог</text:span><text:span text:style-name="T14"> / S</text:span><text:span text:style-name="T74">об</text:span><text:span text:style-name="T65"> </text:span><text:span text:style-name="T74">кап</text:span><text:span text:style-name="T14"> * 100%</text:span></text:p>
      <text:p text:style-name="P172"><text:span text:style-name="T14">Р</text:span><text:span text:style-name="T65">осн кап</text:span><text:span text:style-name="T14"> = </text:span><text:span text:style-name="T31">1 748 500</text:span><text:span text:style-name="T27"> / 6 000 000 * 100% = </text:span><text:span text:style-name="T32">29,14</text:span><text:span text:style-name="T27">%</text:span></text:p>
      <text:p text:style-name="P101"/>
      <text:p text:style-name="P102">Таким образов, рентабельность затрат составляет 15,47%, рентабельность продаж <text:span text:style-name="T59">—</text:span> 18,31%, рентабельность основного капитала <text:span text:style-name="T59">—</text:span> 96,87%, рентабельность оборотного капитала <text:span text:style-name="T59">—</text:span> 29,14%. Далее будет проводиться вычисление показателей эффективности.</text:p>
      <text:p text:style-name="P101"/>
      <text:p text:style-name="P125">2.4 Показатели эффективности</text:p>
      <text:p text:style-name="P126">Рассчитать капиталоотдачу, капиталоемкость, коэффициент оборачиваемости, длительность одного оборота, коэффициент загрузки. </text:p>
      <text:p text:style-name="P127"/>
      <text:p text:style-name="P141"><text:span text:style-name="T14">К</text:span><text:span text:style-name="T65">о</text:span><text:span text:style-name="T14"> = V</text:span><text:span text:style-name="T65">р</text:span><text:span text:style-name="T14"> / S</text:span><text:span text:style-name="T65">осн кап</text:span><text:span text:style-name="T14"> = 11 300 000 / </text:span><text:span text:style-name="T33">1 805 000</text:span><text:span text:style-name="T14"> = </text:span><text:span text:style-name="T32">6,26</text:span></text:p>
      <text:p text:style-name="P141"><text:span text:style-name="T14">К</text:span><text:span text:style-name="T65">е</text:span><text:span text:style-name="T14"> = S</text:span><text:span text:style-name="T65">осн кап </text:span><text:span text:style-name="T14">/ V</text:span><text:span text:style-name="T65">р</text:span><text:span text:style-name="T14"> = </text:span><text:span text:style-name="T33">1 805 000</text:span><text:span text:style-name="T14"> / 11 300 000 = 0,</text:span><text:span text:style-name="T32">16</text:span></text:p>
      <text:p text:style-name="P142"><text:span text:style-name="T14">К</text:span><text:span text:style-name="T65">об</text:span><text:span text:style-name="T14"> = V</text:span><text:span text:style-name="T65">р</text:span><text:span text:style-name="T14"> / S</text:span><text:span text:style-name="T65">об кап</text:span><text:span text:style-name="T14"> = 11 300 000 / 6 000 000 = </text:span><text:span text:style-name="T28">1,88</text:span></text:p>
      <text:p text:style-name="P142"><text:span text:style-name="T28">К</text:span><text:span text:style-name="T75">заг</text:span><text:span text:style-name="T28"> = S</text:span><text:span text:style-name="T75">об кап </text:span><text:span text:style-name="T28">/ V</text:span><text:span text:style-name="T75">р</text:span><text:span text:style-name="T28"> = 6 000 000 / 11 300 000 = 0,53</text:span></text:p>
      <text:p text:style-name="P143"><text:span text:style-name="T14">Т</text:span><text:span text:style-name="T65">об</text:span><text:span text:style-name="T14"> = Т / </text:span><text:span text:style-name="T27">К</text:span><text:span text:style-name="T74">об</text:span><text:span text:style-name="T27"> </text:span><text:span text:style-name="T14">= 365 / 1,88 = 194,15 ~ 195 дней</text:span></text:p>
      <text:p text:style-name="P149"/>
      <text:p text:style-name="P150">Таким образом, капиталоотдача равна 6,26, капиталоемкость <text:span text:style-name="T101">—</text:span> 0,16, коэффициент оборачиваемости <text:span text:style-name="T101">—</text:span> 1,88, коэффициент загрузки <text:span text:style-name="T101">—</text:span> 0,53, период оборота <text:span text:style-name="T101">—</text:span> 195 дней. Следующим этапом будет вычисление уже показателей рентабельности проекта.</text:p>
      <text:p text:style-name="P149"/>
      <text:p text:style-name="P113">2.5 Показатели рентабельности проекта</text:p>
      <text:p text:style-name="P126">Рассчитать порог рентабельности, запас финансовой прочности в рублях и в процентах, операционный рычаг (по предприятию в целом).</text:p>
      <text:p text:style-name="P101"><text:soft-page-break/>Алгоритм выполнения данного задания<text:span text:style-name="T87">[4]</text:span>:</text:p>
      <text:p text:style-name="P101">1) рассчитать совокупные переменные затраты за год;</text:p>
      <text:p text:style-name="P101"/>
      <text:p text:style-name="P92">VC = сдельная ЗП + материалы + взносы на соц. страхование</text:p>
      <text:p text:style-name="P93">VC = 5500*(110 + 250 + 33) + 3000*(100 + 250 + 30) + 5000*(80 + 400 + 24)</text:p>
      <text:p text:style-name="P93"><text:tab/><text:tab/>= <text:span text:style-name="T96">5 821 500</text:span><text:span text:style-name="T35"> руб</text:span></text:p>
      <text:p text:style-name="P101"/>
      <text:p text:style-name="P101">2) рассчитать совокупные постоянные затраты за год;</text:p>
      <text:p text:style-name="P105"/>
      <text:p text:style-name="P94">FC = окладная ЗП + взносы на соц. страхование + аренда + амортизация + РСЭО + услуги связи + реклама + прочие</text:p>
      <text:p text:style-name="P95">FC = 1 200 000 + 360 000 + 1 000 000 + 190 000 + 500 000 + 150 000 + 160 000 + 170 000 <text:span text:style-name="T103">= 3 730 000</text:span><text:span text:style-name="T35"> руб</text:span></text:p>
      <text:p text:style-name="P101"/>
      <text:p text:style-name="P101">3) рассчитать совокупный маржинальный доход (за год);</text:p>
      <text:p text:style-name="P101"/>
      <text:p text:style-name="P96">МД = V<text:span text:style-name="T65">р</text:span><text:span text:style-name="T14"> - VC =</text:span> <text:span text:style-name="T14">11</text:span> 300 000 - <text:span text:style-name="T96">5 821 500</text:span> = 5 478 500<text:span text:style-name="T14"> руб</text:span></text:p>
      <text:p text:style-name="P101"/>
      <text:p text:style-name="P101">4) рассчитать коэффициент маржинального дохода;</text:p>
      <text:p text:style-name="P101"/>
      <text:p text:style-name="P97">К<text:span text:style-name="T65">МД</text:span><text:span text:style-name="T14"> = МД / V</text:span><text:span text:style-name="T65">р</text:span><text:span text:style-name="T14"> = 5 478 500 / 11 300 000 = 0,4848</text:span></text:p>
      <text:p text:style-name="P101"/>
      <text:p text:style-name="P101">5) рассчитать порог рентабельности;</text:p>
      <text:p text:style-name="P101"/>
      <text:p text:style-name="P97">p<text:span text:style-name="T65">б</text:span><text:span text:style-name="T14"> = FC / К</text:span><text:span text:style-name="T65">МД</text:span><text:span text:style-name="T14"> = 3 730 000 / 0,4848 = 7 693 894,39 руб</text:span></text:p>
      <text:p text:style-name="P101"/>
      <text:p text:style-name="P101">6) рассчитать запас финансовой прочности (в руб. и в процентах);</text:p>
      <text:p text:style-name="P106"/>
      <text:p text:style-name="P98"><text:span text:style-name="T14">B</text:span><text:span text:style-name="T65">ф</text:span><text:span text:style-name="T14"> = <text:s/>V</text:span><text:span text:style-name="T65">р</text:span><text:span text:style-name="T14"> - p</text:span><text:span text:style-name="T65">б</text:span><text:span text:style-name="T14"> = 11 300 000 - 7 693 894,39 = 3 606 105,61 руб</text:span></text:p>
      <text:p text:style-name="P98"><text:soft-page-break/><text:span text:style-name="T14">B</text:span><text:span text:style-name="T65">ф</text:span><text:span text:style-name="T14">’ = B</text:span><text:span text:style-name="T65">ф</text:span><text:span text:style-name="T14"> / V</text:span><text:span text:style-name="T65">р</text:span><text:span text:style-name="T14"> = 3 606 105,61 / 11 300 000 * 100% = 31,91%</text:span></text:p>
      <text:p text:style-name="P101"/>
      <text:p text:style-name="P101">7) рассчитать операционный рычаг.</text:p>
      <text:p text:style-name="P101"/>
      <text:p text:style-name="P99">Р<text:span text:style-name="T87">о</text:span><text:span text:style-name="T14"> = МД / П = 5 870 000 / </text:span><text:span text:style-name="T31">1 748 500</text:span><text:span text:style-name="T29"> = </text:span><text:span text:style-name="T34">3,36</text:span></text:p>
      <text:p text:style-name="P144"/>
      <text:p text:style-name="P114">Таким образом, совокупные переменные затраты за год <text:span text:style-name="T16">—</text:span> 5 821 500 руб., совокупные постоянные затраты <text:span text:style-name="T16">—</text:span> 3 730 000 руб., маржинальный доход <text:span text:style-name="T16">—</text:span> 5 478 500 руб., коэффициент маржинального дохода <text:span text:style-name="T16">—</text:span> 0,4848, порог рентабельности <text:span text:style-name="T16">—</text:span> <text:span text:style-name="T35">7 693 894,39</text:span> руб., запас финансовой прочности в рублях <text:span text:style-name="T16">—</text:span> <text:span text:style-name="T35">3 606 105,61</text:span> руб., в процентах <text:span text:style-name="T16">—</text:span> <text:span text:style-name="T35">31,91</text:span>%, операционный рычаг <text:span text:style-name="T16">—</text:span> 3,36. Последним этапом выполнения анализа является определение выгодности проекта, которое будет выполняться далее.</text:p>
      <text:p text:style-name="P144"/>
      <text:p text:style-name="P113">2.6 Выгодность проекта</text:p>
      <text:p text:style-name="P101"><text:span text:style-name="T2">Цена </text:span>оборудования составляет 1 900 000 руб. Использование этого оборудования позволит ежегодно в течение трёх лет получать доход в размере 420 000 руб., 400 000 руб. и 450 000 руб. По истечении третьего года оборудование будет продано за сумму 1 500 000 руб. Ставка банка 22% годовых.</text:p>
      <text:p text:style-name="P144"/>
      <text:p text:style-name="P115">Алгоритм выполнения данного задания<text:span text:style-name="T87">[5]</text:span>:</text:p>
      <text:p text:style-name="P116">1) Чистая дисконтированная стоимость</text:p>
      <text:p text:style-name="P116"/>
      <text:p text:style-name="P117">Прежде всего, необходимо вычислить коэффициент дисконтирования — за его основу будет принята банковская ставка (БС) и он будет вычислен по формуле:</text:p>
      <text:p text:style-name="P117"/>
      <text:p text:style-name="P117">k = БС / 100% = 22% / 100% = 0,22</text:p>
      <text:p text:style-name="P117"/>
      <text:p text:style-name="P154"><text:soft-page-break/>Теперь будет вычисляться чистая дисконтированная стоимость (NPV):</text:p>
      <text:p text:style-name="P116"/>
      <text:p text:style-name="P118">NPV = Σ(CF<text:span text:style-name="T65">n</text:span><text:span text:style-name="T14"> / (1 + k)^n) <text:s/>- I</text:span><text:span text:style-name="T65">o</text:span><text:span text:style-name="T14"> = 420 000 / 1,22^1 + 400 000 / 1,22^2 + 450 000 / 1,22^3 <text:s/>- 1 900 000 + 1 500 000 </text:span><text:span text:style-name="T41">= 860 825,36 - 1 900 000 + 1 500 000 = 460 825,36</text:span></text:p>
      <text:p text:style-name="P116"/>
      <text:p text:style-name="P116">2) Индекс доходности</text:p>
      <text:p text:style-name="P157"/>
      <text:p text:style-name="P119">PI = <text:span text:style-name="T97">Σ(CF</text:span><text:span text:style-name="T78">n</text:span><text:span text:style-name="T42"> / (1 + k)^n)</text:span> / I<text:span text:style-name="T65">o</text:span><text:span text:style-name="T14"> = (860 825,36 + 1 500 000) / 1 900 000 = 1,24</text:span></text:p>
      <text:p text:style-name="P116"/>
      <text:p text:style-name="P111">3) срок окупаемости</text:p>
      <text:p text:style-name="P155"/>
      <text:p text:style-name="P87"><text:span text:style-name="T40">Смотря на вычисление </text:span><text:span text:style-name="T45">NPV</text:span><text:span text:style-name="T40">, можно увидеть, что срок окупаемости – 3 года (после продажи оборудования).</text:span></text:p>
      <text:p text:style-name="P120"/>
      <text:p text:style-name="P111">4) внутренняя норма доходности</text:p>
      <text:p text:style-name="P111"/>
      <text:p text:style-name="P110">IRR = k<text:span text:style-name="T65">1</text:span><text:span text:style-name="T14"> + f(k</text:span><text:span text:style-name="T65">1</text:span><text:span text:style-name="T14">) * (k</text:span><text:span text:style-name="T65">2</text:span><text:span text:style-name="T14"> - k</text:span><text:span text:style-name="T65">1</text:span><text:span text:style-name="T14">) / (f(k</text:span><text:span text:style-name="T65">1</text:span><text:span text:style-name="T14">) — f(k</text:span><text:span text:style-name="T65">2</text:span><text:span text:style-name="T14">))</text:span></text:p>
      <text:p text:style-name="P153"/>
      <text:p text:style-name="P88"><text:span text:style-name="T37">Вычислим значения </text:span><text:span text:style-name="T43">NPV</text:span><text:span text:style-name="T37"> в зависимости от </text:span><text:span text:style-name="T43">k</text:span><text:span text:style-name="T37"> с помощью средств </text:span><text:span text:style-name="T43">Excel</text:span><text:span text:style-name="T37">.</text:span></text:p>
      <text:p text:style-name="P153"/>
      <text:p text:style-name="P153">Таблица 2.5. Значения NPV в зависимости от коэф. дисконтирования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2"/>
        <table:table-column table:style-name="Table1.C"/>
        <table:table-row table:style-name="TableLine94632214239232">
          <table:table-cell table:style-name="Table1.A1" office:value-type="string">
            <text:p text:style-name="P71">k</text:p>
          </table:table-cell>
          <table:table-cell table:style-name="Table1.A1" office:value-type="string">
            <text:p text:style-name="P73">0,22</text:p>
          </table:table-cell>
          <table:table-cell table:style-name="Table1.A1" office:value-type="string">
            <text:p text:style-name="P73">0,32</text:p>
          </table:table-cell>
          <table:table-cell table:style-name="Table1.A1" office:value-type="string">
            <text:p text:style-name="P73">0,42</text:p>
            <text:p text:style-name="P65"/>
          </table:table-cell>
          <table:table-cell table:style-name="Table1.A1" office:value-type="string">
            <text:p text:style-name="P73">0,52</text:p>
            <text:p text:style-name="P65"/>
          </table:table-cell>
          <table:table-cell table:style-name="Table1.A1" office:value-type="string">
            <text:p text:style-name="P73">0,62</text:p>
            <text:p text:style-name="P65"/>
          </table:table-cell>
          <table:table-cell table:style-name="Table1.A1" office:value-type="string">
            <text:p text:style-name="P73">0,72</text:p>
            <text:p text:style-name="P65"/>
          </table:table-cell>
          <table:table-cell table:style-name="Table1.A1" office:value-type="string">
            <text:p text:style-name="P73">0,82</text:p>
            <text:p text:style-name="P65"/>
          </table:table-cell>
          <table:table-cell table:style-name="Table1.A1" office:value-type="string">
            <text:p text:style-name="P73">0,92</text:p>
            <text:p text:style-name="P65"/>
          </table:table-cell>
          <table:table-cell table:style-name="Table1.J1" office:value-type="string">
            <text:p text:style-name="P73">1,02</text:p>
            <text:p text:style-name="P65"/>
          </table:table-cell>
        </table:table-row>
        <table:table-row table:style-name="TableLine94632214222544">
          <table:table-cell table:style-name="Table1.A2" office:value-type="string">
            <text:p text:style-name="P44">Σ(CF<text:span text:style-name="T65">n</text:span><text:span text:style-name="T14"> / (1 + k)^n)</text:span></text:p>
          </table:table-cell>
          <table:table-cell table:style-name="Table1.A2" office:value-type="string">
            <text:p text:style-name="P74">860825,35</text:p>
          </table:table-cell>
          <table:table-cell table:style-name="Table1.A2" office:value-type="string">
            <text:p text:style-name="P74">743405,12</text:p>
          </table:table-cell>
          <table:table-cell table:style-name="Table1.A2" office:value-type="string">
            <text:p text:style-name="P74">651309,96</text:p>
          </table:table-cell>
          <table:table-cell table:style-name="Table1.A2" office:value-type="string">
            <text:p text:style-name="P74">577585,10</text:p>
          </table:table-cell>
          <table:table-cell table:style-name="Table1.A2" office:value-type="string">
            <text:p text:style-name="P74">517519,34</text:p>
          </table:table-cell>
          <table:table-cell table:style-name="Table1.A2" office:value-type="string">
            <text:p text:style-name="P74">467829,87</text:p>
          </table:table-cell>
          <table:table-cell table:style-name="Table1.A2" office:value-type="string">
            <text:p text:style-name="P74">426172,18</text:p>
          </table:table-cell>
          <table:table-cell table:style-name="Table1.A2" office:value-type="string">
            <text:p text:style-name="P74">390835,23</text:p>
          </table:table-cell>
          <table:table-cell table:style-name="Table1.J2" office:value-type="string">
            <text:p text:style-name="P74">360546,09</text:p>
          </table:table-cell>
        </table:table-row>
        <table:table-row table:style-name="TableLine94632214242528">
          <table:table-cell table:style-name="Table1.A2" office:value-type="string">
            <text:p text:style-name="P71">NPV</text:p>
          </table:table-cell>
          <table:table-cell table:style-name="Table1.A2" office:value-type="string">
            <text:p text:style-name="P74">460825,35</text:p>
          </table:table-cell>
          <table:table-cell table:style-name="Table1.A2" office:value-type="string">
            <text:p text:style-name="P74">343405,12</text:p>
          </table:table-cell>
          <table:table-cell table:style-name="Table1.A2" office:value-type="string">
            <text:p text:style-name="P74">251309,96</text:p>
          </table:table-cell>
          <table:table-cell table:style-name="Table1.A2" office:value-type="string">
            <text:p text:style-name="P74">177585,1</text:p>
          </table:table-cell>
          <table:table-cell table:style-name="Table1.A2" office:value-type="string">
            <text:p text:style-name="P74">117519,34</text:p>
          </table:table-cell>
          <table:table-cell table:style-name="Table1.A2" office:value-type="string">
            <text:p text:style-name="P74">67829,87</text:p>
          </table:table-cell>
          <table:table-cell table:style-name="Table1.A2" office:value-type="string">
            <text:p text:style-name="P74">26172,18</text:p>
          </table:table-cell>
          <table:table-cell table:style-name="Table1.A2" office:value-type="string">
            <text:p text:style-name="P74">-9164,76</text:p>
          </table:table-cell>
          <table:table-cell table:style-name="Table1.J2" office:value-type="string">
            <text:p text:style-name="P74">-39453,9</text:p>
          </table:table-cell>
        </table:table-row>
        <table:table-row table:style-name="TableLine94632214245968">
          <table:table-cell table:style-name="Table1.A2" office:value-type="string">
            <text:p text:style-name="P71">PI</text:p>
          </table:table-cell>
          <table:table-cell table:style-name="Table1.A2" office:value-type="string">
            <text:p text:style-name="P74">1,24</text:p>
          </table:table-cell>
          <table:table-cell table:style-name="Table1.A2" office:value-type="string">
            <text:p text:style-name="P74">1,18</text:p>
          </table:table-cell>
          <table:table-cell table:style-name="Table1.A2" office:value-type="string">
            <text:p text:style-name="P74">1,13</text:p>
          </table:table-cell>
          <table:table-cell table:style-name="Table1.A2" office:value-type="string">
            <text:p text:style-name="P74">1,09</text:p>
          </table:table-cell>
          <table:table-cell table:style-name="Table1.A2" office:value-type="string">
            <text:p text:style-name="P74">1,06</text:p>
          </table:table-cell>
          <table:table-cell table:style-name="Table1.A2" office:value-type="string">
            <text:p text:style-name="P74">1,03</text:p>
          </table:table-cell>
          <table:table-cell table:style-name="Table1.A2" office:value-type="string">
            <text:p text:style-name="P74">1,01</text:p>
          </table:table-cell>
          <table:table-cell table:style-name="Table1.A2" office:value-type="string">
            <text:p text:style-name="P74">0,99</text:p>
          </table:table-cell>
          <table:table-cell table:style-name="Table1.J2" office:value-type="string">
            <text:p text:style-name="P75">0,97</text:p>
          </table:table-cell>
        </table:table-row>
      </table:table>
      <text:p text:style-name="P109"/>
      <text:p text:style-name="P19"><text:span text:style-name="T95">Для вычисления </text:span><text:span text:style-name="T94">IRR</text:span><text:span text:style-name="T95"> возьмем </text:span><text:span text:style-name="T94">k</text:span><text:span text:style-name="T95">1 = 0,82 и </text:span><text:span text:style-name="T94">k</text:span><text:span text:style-name="T95">2 = 0,92 – там, где </text:span><text:span text:style-name="T94">NPV</text:span><text:span text:style-name="T95"> меняет знак с + на –.</text:span></text:p>
      <text:p text:style-name="P72"/>
      <text:p text:style-name="P89"><text:soft-page-break/><text:span text:style-name="T94">IRR</text:span><text:span text:style-name="T95"> = 0,82 + </text:span><text:span text:style-name="T93">26172,18</text:span><text:span text:style-name="T95"> * (0,92 - 0,82) / (</text:span><text:span text:style-name="T93">26172,18 -</text:span><text:span text:style-name="T95"> (</text:span><text:span text:style-name="T93">-9164,76</text:span><text:span text:style-name="T95">)) = 0,8941 * 100% = 89,41%</text:span></text:p>
      <text:p text:style-name="P120"/>
      <text:p text:style-name="P108"><text:span text:style-name="T99">Таким образом, </text:span><text:span text:style-name="T46">чистая дисконтированная стоимость </text:span><text:span text:style-name="T47">равна 460 825,36 руб. </text:span><text:span text:style-name="T57">больше 0, </text:span><text:span text:style-name="T46">индекс доходности —</text:span><text:span text:style-name="T57"> </text:span><text:span text:style-name="T58">1,24, </text:span><text:span text:style-name="T57">больше 1, внутренняя норма доходности— </text:span><text:span text:style-name="T58">89,41%,</text:span><text:span text:style-name="T57"> выше банковской ставки </text:span><text:span text:style-name="T58">22%</text:span><text:span text:style-name="T95">. </text:span><text:span text:style-name="T100">Из всего этого следует, что проект </text:span><text:span text:style-name="T57">—</text:span><text:span text:style-name="T100"> выгодный.</text:span></text:p>
      <text:p text:style-name="P100"><text:span text:style-name="T102">Вывод</text:span><text:span text:style-name="T100">, в данном разделе были вычислены амортизация, полные себестоимости каждой единицы продукции, рентабельности операций и капиталов, показатели эффективности, рентабельности проекта, после чего с дополнительными вычислениями была определена выгодность проекта. Теперь же необходимо построить заключение.</text:span></text:p>
      <text:p text:style-name="P21">ЗАКЛЮЧЕНИЕ</text:p>
      <text:p text:style-name="P14"/>
      <text:p text:style-name="P10">На основании проделанный работы можно заключить, что:</text:p>
      <text:p text:style-name="P11">1) <text:s/><text:span text:style-name="T51">сумма амортизации составляет 190 000 рублей за один отчётный период;</text:span></text:p>
      <text:p text:style-name="P11"><text:span text:style-name="T51">2) <text:s/>полная себестоимость товара 1 составляет 707,41 руб., товара 2 </text:span><text:span text:style-name="T53">—</text:span><text:span text:style-name="T51"> 665,82 руб., товара 3 </text:span><text:span text:style-name="T53">—</text:span><text:span text:style-name="T51"> 732,66 руб., прямые затраты по предприятию </text:span><text:span text:style-name="T53">—</text:span><text:span text:style-name="T51"> </text:span><text:span text:style-name="T52">5 821 500 руб., а косвенные </text:span><text:span text:style-name="T53">—</text:span><text:span text:style-name="T52"> </text:span><text:span text:style-name="T36">3 730 000 руб;</text:span></text:p>
      <text:p text:style-name="P11"><text:span text:style-name="T36">3) <text:s/>рентабельность затрат составляет 15,47%, рентабельность продаж </text:span><text:span text:style-name="T53">—</text:span><text:span text:style-name="T36"> 18,31%, рентабельность основного капитала </text:span><text:span text:style-name="T53">—</text:span><text:span text:style-name="T36"> 96,87%, рентабельность оборотного капитала — 29,14;</text:span></text:p>
      <text:p text:style-name="P11"><text:span text:style-name="T36">4) <text:s/></text:span><text:span text:style-name="T27">капиталоотдача равна 6,26, капиталоемкость </text:span><text:span text:style-name="T53">—</text:span><text:span text:style-name="T27"> 0,16, коэффициент оборачиваемости </text:span><text:span text:style-name="T53">—</text:span><text:span text:style-name="T27"> 1,88, коэффициент загрузки </text:span><text:span text:style-name="T53">—</text:span><text:span text:style-name="T27"> 0,53, период оборота - 195 дней</text:span></text:p>
      <text:p text:style-name="P12"><text:span text:style-name="T36">5) <text:s/></text:span><text:span text:style-name="T53">совокупные переменные затраты за год — 5 821 500 руб., совокупные постоянные затраты — 3 730 000 руб., маржинальный доход — 5 478 500 руб., коэффициент маржинального дохода — 0,4848, порог рентабельности — </text:span><text:span text:style-name="T60">7 693 894,39</text:span><text:span text:style-name="T53"> руб., запас финансовой прочности в рублях — </text:span><text:span text:style-name="T60">3 606 105,61</text:span><text:span text:style-name="T53"> руб., в процентах — </text:span><text:span text:style-name="T60">31,91</text:span><text:span text:style-name="T53">%, операционный рычаг — 3,36;</text:span></text:p>
      <text:p text:style-name="P13"><text:span text:style-name="T53">6) <text:s/></text:span><text:span text:style-name="T48">чистая дисконтированная стоимость </text:span><text:span text:style-name="T49">равна 460 825,36 руб. </text:span><text:span text:style-name="T55">больше 0, </text:span><text:span text:style-name="T48">индекс доходности —</text:span><text:span text:style-name="T55"> </text:span><text:span text:style-name="T56">1,24, </text:span><text:span text:style-name="T55">больше 1, внутренняя норма доходности— </text:span><text:span text:style-name="T56">89,41%,</text:span><text:span text:style-name="T55"> выше банковской ставки </text:span><text:span text:style-name="T56">22%</text:span><text:span text:style-name="T54">, на основании чего сделан вывод, что проект является выгодным.</text:span></text:p>
      <text:p text:style-name="P17">Анализ выгодности проекта проведен, цель аналитического отчета выполнена.</text:p>
      <text:p text:style-name="P21">СПИСОК ИСПОЛЬЗОВАННЫХ ИСТОЧНИКОВ</text:p>
      <text:p text:style-name="P2"/>
      <text:list xml:id="list3110758907" text:style-name="L2">
        <text:list-item>
          <text:p text:style-name="P181">Экономика организации (предприятия): учебник и практикум для прикладного бакалавриата / И. В. Сергеев, И. И. Веретенникова. - 6-е изд., перераб. И доп. - М.: Издательство Юрайт, 2016. - 511 с. - Серия: Бакалавр. Прикладной курс.</text:p>
        </text:list-item>
        <text:list-item>
          <text:p text:style-name="P182">Экономика предприятия : учебное пособие / Вайс Т. А., Вайс Е. Н., Васильцов В. С., Симунина Т. А. 3-е изд., перераб. и доп. Москва : КНОРУС, 2016. 244 с. 15,5 усл. печ. л.</text:p>
        </text:list-item>
        <text:list-item>
          <text:p text:style-name="P182">Экономика предприятия : учебник для вузов / Горфинкель В. Я., Антонова О. В., Базилевич А. И., Блинов А. О. 6-е изд., перераб. и доп. Москва : ЮНИТИ-ДАНА, 2018. 663 с. 41,5 усл. печ. л.</text:p>
        </text:list-item>
        <text:list-item>
          <text:p text:style-name="P182">Баскакова О. В., Сейко Л. Ф. Экономика предприятия (организации) : учебник для бакалавров. Москва : Дашков и К, 2017. 369 с. 23,25 усл. печ. л.</text:p>
        </text:list-item>
        <text:list-item>
          <text:p text:style-name="P182">Чайников В. В., Лапин Д. Г. Экономика предприятия (организации) : учебное пособие. 2-е изд., перераб. и доп. Москва : ЮНИТИ-ДАНА, 2018. 439 с. 27,5 усл. печ. л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Титул_20__28_мелкий_29_" style:display-name="Титул (мелкий)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size-complex="10pt" style:font-weight-complex="bold"/>
    </style:style>
    <style:style style:name="List_20_Bullet" style:display-name="List Bullet" style:family="paragraph" style:parent-style-name="Standard" style:default-outline-level="" style:list-style-name="WWNum5">
      <style:paragraph-properties fo:margin-top="0.035cm" fo:margin-bottom="0.035cm" style:contextual-spacing="false" fo:line-height="110%" fo:text-align="justify" style:justify-single-word="false">
        <style:tab-stops>
          <style:tab-stop style:position="1.501cm"/>
        </style:tab-stops>
      </style:paragraph-properties>
      <style:text-properties fo:font-size="11pt" style:font-size-asian="11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Основной_20_абзац" style:display-name="Основной абзац" style:family="paragraph" style:parent-style-name="Standard">
      <style:paragraph-properties fo:margin-left="0cm" fo:margin-right="0cm" fo:line-height="110%" fo:text-align="justify" style:justify-single-word="false" fo:hyphenation-ladder-count="no-limit" fo:text-indent="0.801cm" style:auto-text-indent="false">
        <style:tab-stops>
          <style:tab-stop style:position="11.001cm" style:type="right"/>
        </style:tab-stops>
      </style:paragraph-properties>
      <style:text-properties fo:language="none" fo:country="none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16cm" fo:margin-right="0cm" fo:text-align="center" style:justify-single-word="false" fo:hyphenation-ladder-count="no-limit" fo:text-indent="0cm" style:auto-text-indent="false" fo:keep-with-next="always"/>
      <style:text-properties fo:font-size="14pt" fo:language="none" fo:country="none" fo:font-weight="bol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loext:opacity="0%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WW8Num70z0" style:family="text">
      <style:text-properties style:font-name-complex="Times New Roman" style:font-family-complex="'Times New Roman'" style:font-family-generic-complex="roman" style:font-pitch-complex="variable"/>
    </style:style>
    <style:style style:name="WW8Num70z1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text:list-tab-stop-position="1.27cm" fo:text-indent="-0.501cm" fo:margin-left="1.136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number:date-style style:name="N20107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8:38:29.705058874</meta:creation-date>
    <meta:generator>LibreOffice/7.1.2.2$Linux_X86_64 LibreOffice_project/10$Build-2</meta:generator>
    <dc:date>2021-05-06T19:56:27.417068404</dc:date>
    <meta:editing-duration>PT4H43M22S</meta:editing-duration>
    <meta:editing-cycles>65</meta:editing-cycles>
    <meta:document-statistic meta:table-count="6" meta:image-count="0" meta:object-count="0" meta:page-count="18" meta:paragraph-count="386" meta:word-count="2832" meta:character-count="17804" meta:non-whitespace-character-count="15268"/>
  </office:meta>
</office:document-meta>
</file>